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writing-mode="lr-tb"/>
    </style:style>
    <style:style style:name="P8" style:parent-style-name="Normal" style:family="paragraph">
      <style:paragraph-properties style:writing-mode="lr-tb"/>
    </style:style>
    <style:style style:name="T9" style:parent-style-name="DefaultParagraphFont" style:family="text">
      <style:text-properties fo:color="#FF0000"/>
    </style:style>
    <style:style style:name="T10" style:parent-style-name="DefaultParagraphFont" style:family="text">
      <style:text-properties fo:color="#FF0000"/>
    </style:style>
    <style:style style:name="P11" style:parent-style-name="Normal" style:family="paragraph">
      <style:paragraph-properties style:writing-mode="lr-tb"/>
    </style:style>
    <style:style style:name="T12" style:parent-style-name="DefaultParagraphFont" style:family="text">
      <style:text-properties fo:color="#FF0000"/>
    </style:style>
    <style:style style:name="P13" style:parent-style-name="Normal" style:family="paragraph">
      <style:paragraph-properties style:writing-mode="lr-tb"/>
    </style:style>
    <style:style style:name="T14" style:parent-style-name="DefaultParagraphFont" style:family="text">
      <style:text-properties fo:color="#FF0000"/>
    </style:style>
    <style:style style:name="T15" style:parent-style-name="DefaultParagraphFont" style:family="text">
      <style:text-properties fo:color="#FF0000"/>
    </style:style>
    <style:style style:name="T16" style:parent-style-name="DefaultParagraphFont" style:family="text">
      <style:text-properties fo:color="#FF0000"/>
    </style:style>
    <style:style style:name="TableColumn18" style:family="table-column">
      <style:table-column-properties style:column-width="2.8944in"/>
    </style:style>
    <style:style style:name="TableColumn19" style:family="table-column">
      <style:table-column-properties style:column-width="3.1236in"/>
    </style:style>
    <style:style style:name="Table17" style:family="table">
      <style:table-properties style:width="6.018in" fo:margin-left="0in" table:align="left"/>
    </style:style>
    <style:style style:name="TableRow20" style:family="table-row">
      <style:table-row-properties/>
    </style:style>
    <style:style style:name="TableCell21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style:writing-mode="lr-tb"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Cell23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4" style:parent-style-name="Normal" style:family="paragraph">
      <style:paragraph-properties fo:text-align="center" style:writing-mode="lr-tb" fo:margin-bottom="0in" fo:line-height="100%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ableRow25" style:family="table-row">
      <style:table-row-properties/>
    </style:style>
    <style:style style:name="TableCell26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style:writing-mode="lr-tb" fo:margin-bottom="0in" fo:line-height="100%"/>
    </style:style>
    <style:style style:name="T2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9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32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33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ableRow34" style:family="table-row">
      <style:table-row-properties/>
    </style:style>
    <style:style style:name="TableCell35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6" style:parent-style-name="Normal" style:family="paragraph">
      <style:paragraph-properties style:writing-mode="lr-tb" fo:margin-bottom="0in" fo:line-height="100%"/>
    </style:style>
    <style:style style:name="T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38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40" style:parent-style-name="DefaultParagraphFont" style:family="text">
      <style:text-properties style:font-name="Calibri" style:font-name-complex="Times New Roman" fo:font-size="14pt" style:font-size-asian="14pt" style:font-size-complex="14pt" style:language-complex="ar" style:country-complex="SA"/>
    </style:style>
    <style:style style:name="TableRow41" style:family="table-row">
      <style:table-row-properties/>
    </style:style>
    <style:style style:name="TableCell42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style:writing-mode="lr-tb" fo:margin-bottom="0in" fo:line-height="100%"/>
    </style:style>
    <style:style style:name="T4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45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47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4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ableRow49" style:family="table-row">
      <style:table-row-properties/>
    </style:style>
    <style:style style:name="TableCell50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style:writing-mode="lr-tb" fo:margin-bottom="0in" fo:line-height="100%"/>
    </style:style>
    <style:style style:name="T5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53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56" style:family="table-row">
      <style:table-row-properties/>
    </style:style>
    <style:style style:name="TableCell57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style:writing-mode="lr-tb" fo:margin-bottom="0in" fo:line-height="100%"/>
    </style:style>
    <style:style style:name="T5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60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62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63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ableRow64" style:family="table-row">
      <style:table-row-properties/>
    </style:style>
    <style:style style:name="TableCell65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style:writing-mode="lr-tb" fo:margin-bottom="0in" fo:line-height="100%"/>
    </style:style>
    <style:style style:name="T6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68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70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71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72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3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74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75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76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77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ableRow78" style:family="table-row">
      <style:table-row-properties/>
    </style:style>
    <style:style style:name="TableCell79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style:writing-mode="lr-tb" fo:margin-bottom="0in" fo:line-height="100%"/>
    </style:style>
    <style:style style:name="T8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82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84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85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86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87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88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89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90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ableRow91" style:family="table-row">
      <style:table-row-properties/>
    </style:style>
    <style:style style:name="TableCell92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93" style:parent-style-name="Normal" style:family="paragraph">
      <style:paragraph-properties style:writing-mode="lr-tb" fo:margin-bottom="0in" fo:line-height="100%"/>
    </style:style>
    <style:style style:name="T9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95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97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98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99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100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101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102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103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ableRow104" style:family="table-row">
      <style:table-row-properties/>
    </style:style>
    <style:style style:name="TableCell105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style:writing-mode="lr-tb" fo:margin-bottom="0in" fo:line-height="100%"/>
    </style:style>
    <style:style style:name="T10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08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110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111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112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113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114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115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ableRow116" style:family="table-row">
      <style:table-row-properties/>
    </style:style>
    <style:style style:name="TableCell117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style:writing-mode="lr-tb" fo:margin-bottom="0in" fo:line-height="100%"/>
    </style:style>
    <style:style style:name="T11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20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122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123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124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125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ableRow126" style:family="table-row">
      <style:table-row-properties/>
    </style:style>
    <style:style style:name="TableCell127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style:writing-mode="lr-tb" fo:margin-bottom="0in" fo:line-height="100%"/>
    </style:style>
    <style:style style:name="T1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30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justify" fo:margin-bottom="0in" fo:line-height="100%"/>
    </style:style>
    <style:style style:name="T132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133" style:family="table-row">
      <style:table-row-properties/>
    </style:style>
    <style:style style:name="TableCell134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35" style:parent-style-name="Normal" style:family="paragraph">
      <style:paragraph-properties style:writing-mode="lr-tb" fo:margin-bottom="0in" fo:line-height="100%"/>
    </style:style>
    <style:style style:name="T13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37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139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140" style:family="table-row">
      <style:table-row-properties/>
    </style:style>
    <style:style style:name="TableCell141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style:writing-mode="lr-tb" fo:margin-bottom="0in" fo:line-height="100%"/>
    </style:style>
    <style:style style:name="T14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44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146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49" style:parent-style-name="Normal" style:family="paragraph">
      <style:paragraph-properties style:writing-mode="lr-tb" fo:margin-bottom="0in" fo:line-height="100%"/>
    </style:style>
    <style:style style:name="T1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51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153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154" style:family="table-row">
      <style:table-row-properties/>
    </style:style>
    <style:style style:name="TableCell155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style:writing-mode="lr-tb" fo:margin-bottom="0in" fo:line-height="100%"/>
    </style:style>
    <style:style style:name="T1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58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160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161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ableRow162" style:family="table-row">
      <style:table-row-properties/>
    </style:style>
    <style:style style:name="TableCell163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64" style:parent-style-name="Normal" style:family="paragraph">
      <style:paragraph-properties style:writing-mode="lr-tb" fo:margin-bottom="0in" fo:line-height="100%"/>
    </style:style>
    <style:style style:name="T16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66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168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169" style:family="table-row">
      <style:table-row-properties/>
    </style:style>
    <style:style style:name="TableCell170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style:writing-mode="lr-tb" fo:margin-bottom="0in" fo:line-height="100%"/>
    </style:style>
    <style:style style:name="T1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73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</style:style>
    <style:style style:name="T175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176" style:family="table-row">
      <style:table-row-properties/>
    </style:style>
    <style:style style:name="TableCell177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style:writing-mode="lr-tb" fo:margin-bottom="0in" fo:line-height="100%"/>
    </style:style>
    <style:style style:name="T17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80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182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183" style:family="table-row">
      <style:table-row-properties/>
    </style:style>
    <style:style style:name="TableCell184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style:writing-mode="lr-tb" fo:margin-bottom="0in" fo:line-height="100%"/>
    </style:style>
    <style:style style:name="T18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87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189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190" style:family="table-row">
      <style:table-row-properties/>
    </style:style>
    <style:style style:name="TableCell191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style:writing-mode="lr-tb" fo:margin-bottom="0in" fo:line-height="100%"/>
    </style:style>
    <style:style style:name="T19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194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196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197" style:family="table-row">
      <style:table-row-properties/>
    </style:style>
    <style:style style:name="TableCell198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199" style:parent-style-name="Normal" style:family="paragraph">
      <style:paragraph-properties style:writing-mode="lr-tb" fo:margin-bottom="0in" fo:line-height="100%"/>
    </style:style>
    <style:style style:name="T20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01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203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204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205" style:family="table-row">
      <style:table-row-properties/>
    </style:style>
    <style:style style:name="TableCell206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style:writing-mode="lr-tb" fo:margin-bottom="0in" fo:line-height="100%"/>
    </style:style>
    <style:style style:name="T20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09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211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212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213" style:family="table-row">
      <style:table-row-properties/>
    </style:style>
    <style:style style:name="TableCell214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15" style:parent-style-name="Normal" style:family="paragraph">
      <style:paragraph-properties style:writing-mode="lr-tb" fo:margin-bottom="0in" fo:line-height="100%"/>
    </style:style>
    <style:style style:name="T21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17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219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220" style:family="table-row">
      <style:table-row-properties/>
    </style:style>
    <style:style style:name="TableCell221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style:writing-mode="lr-tb" fo:margin-bottom="0in" fo:line-height="100%"/>
    </style:style>
    <style:style style:name="T22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24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226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227" style:family="table-row">
      <style:table-row-properties/>
    </style:style>
    <style:style style:name="TableCell228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29" style:parent-style-name="Normal" style:family="paragraph">
      <style:paragraph-properties style:writing-mode="lr-tb" fo:margin-bottom="0in" fo:line-height="100%"/>
    </style:style>
    <style:style style:name="T2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31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233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234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235" style:family="table-row">
      <style:table-row-properties/>
    </style:style>
    <style:style style:name="TableCell236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37" style:parent-style-name="Normal" style:family="paragraph">
      <style:paragraph-properties style:writing-mode="lr-tb" fo:margin-bottom="0in" fo:line-height="100%"/>
    </style:style>
    <style:style style:name="T23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239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ableCell240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</style:style>
    <style:style style:name="T242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243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244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245" style:parent-style-name="DefaultParagraphFont" style:family="text">
      <style:text-properties style:font-name="Segoe UI Emoji" style:font-name-complex="Segoe UI Emoji" fo:font-size="14pt" style:font-size-asian="14pt" style:font-size-complex="14pt"/>
    </style:style>
    <style:style style:name="TableRow246" style:family="table-row">
      <style:table-row-properties/>
    </style:style>
    <style:style style:name="TableCell247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48" style:parent-style-name="Normal" style:family="paragraph">
      <style:paragraph-properties style:writing-mode="lr-tb" fo:margin-bottom="0in" fo:line-height="100%"/>
    </style:style>
    <style:style style:name="T24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50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/>
    </style:style>
    <style:style style:name="T252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253" style:family="table-row">
      <style:table-row-properties/>
    </style:style>
    <style:style style:name="TableCell254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style:writing-mode="lr-tb" fo:margin-bottom="0in" fo:line-height="100%"/>
    </style:style>
    <style:style style:name="T25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57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259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260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ableRow261" style:family="table-row">
      <style:table-row-properties/>
    </style:style>
    <style:style style:name="TableCell262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63" style:parent-style-name="Normal" style:family="paragraph">
      <style:paragraph-properties style:writing-mode="lr-tb" fo:margin-bottom="0in" fo:line-height="100%"/>
    </style:style>
    <style:style style:name="T26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65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66" style:parent-style-name="Normal" style:family="paragraph">
      <style:paragraph-properties fo:text-align="end" style:writing-mode="lr-tb" fo:margin-bottom="0in" fo:line-height="100%"/>
    </style:style>
    <style:style style:name="T267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268" style:family="table-row">
      <style:table-row-properties/>
    </style:style>
    <style:style style:name="TableCell269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style:writing-mode="lr-tb" fo:margin-bottom="0in" fo:line-height="100%"/>
    </style:style>
    <style:style style:name="T27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72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fo:text-align="end" style:writing-mode="lr-tb" fo:margin-bottom="0in" fo:line-height="100%"/>
    </style:style>
    <style:style style:name="T274" style:parent-style-name="DefaultParagraphFont" style:family="text">
      <style:text-properties style:font-name-complex="Times New Roman" fo:font-size="14pt" style:font-size-asian="14pt" style:font-size-complex="14pt"/>
    </style:style>
    <style:style style:name="T275" style:parent-style-name="DefaultParagraphFont" style:family="text">
      <style:text-properties style:font-name-complex="Times New Roman" fo:font-size="14pt" style:font-size-asian="14pt" style:font-size-complex="14pt"/>
    </style:style>
    <style:style style:name="T276" style:parent-style-name="DefaultParagraphFont" style:family="text">
      <style:text-properties style:font-name-complex="Calibri" fo:font-size="14pt" style:font-size-asian="14pt" style:font-size-complex="14pt"/>
    </style:style>
    <style:style style:name="TableRow277" style:family="table-row">
      <style:table-row-properties/>
    </style:style>
    <style:style style:name="TableCell278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style:writing-mode="lr-tb" fo:margin-bottom="0in" fo:line-height="100%"/>
    </style:style>
    <style:style style:name="T28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81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fo:text-align="end" style:writing-mode="lr-tb" fo:margin-bottom="0in" fo:line-height="100%"/>
    </style:style>
    <style:style style:name="T283" style:parent-style-name="DefaultParagraphFont" style:family="text">
      <style:text-properties style:font-name-complex="Times New Roman" fo:font-size="14pt" style:font-size-asian="14pt" style:font-size-complex="14pt"/>
    </style:style>
    <style:style style:name="T284" style:parent-style-name="DefaultParagraphFont" style:family="text">
      <style:text-properties style:font-name-complex="Times New Roman" fo:font-size="14pt" style:font-size-asian="14pt" style:font-size-complex="14pt"/>
    </style:style>
    <style:style style:name="T285" style:parent-style-name="DefaultParagraphFont" style:family="text">
      <style:text-properties style:font-name-complex="Times New Roman" fo:font-size="14pt" style:font-size-asian="14pt" style:font-size-complex="14pt"/>
    </style:style>
    <style:style style:name="T286" style:parent-style-name="DefaultParagraphFont" style:family="text">
      <style:text-properties style:font-name-complex="Times New Roman" fo:font-size="14pt" style:font-size-asian="14pt" style:font-size-complex="14pt"/>
    </style:style>
    <style:style style:name="T287" style:parent-style-name="DefaultParagraphFont" style:family="text">
      <style:text-properties style:font-name-complex="Times New Roman" fo:font-size="14pt" style:font-size-asian="14pt" style:font-size-complex="14pt"/>
    </style:style>
    <style:style style:name="T288" style:parent-style-name="DefaultParagraphFont" style:family="text">
      <style:text-properties style:font-name-complex="Calibri" fo:font-size="14pt" style:font-size-asian="14pt" style:font-size-complex="14pt"/>
    </style:style>
    <style:style style:name="TableRow289" style:family="table-row">
      <style:table-row-properties/>
    </style:style>
    <style:style style:name="TableCell290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91" style:parent-style-name="Normal" style:family="paragraph">
      <style:paragraph-properties style:writing-mode="lr-tb" fo:margin-bottom="0in" fo:line-height="100%"/>
    </style:style>
    <style:style style:name="T2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293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294" style:parent-style-name="Normal" style:family="paragraph">
      <style:paragraph-properties fo:text-align="end" style:writing-mode="lr-tb" fo:margin-bottom="0in" fo:line-height="100%"/>
    </style:style>
    <style:style style:name="T295" style:parent-style-name="DefaultParagraphFont" style:family="text">
      <style:text-properties style:font-name-complex="Times New Roman" fo:font-size="14pt" style:font-size-asian="14pt" style:font-size-complex="14pt"/>
    </style:style>
    <style:style style:name="T296" style:parent-style-name="DefaultParagraphFont" style:family="text">
      <style:text-properties style:font-name-complex="Times New Roman" fo:font-size="14pt" style:font-size-asian="14pt" style:font-size-complex="14pt"/>
    </style:style>
    <style:style style:name="T297" style:parent-style-name="DefaultParagraphFont" style:family="text">
      <style:text-properties style:font-name-complex="Times New Roman" fo:font-size="14pt" style:font-size-asian="14pt" style:font-size-complex="14pt"/>
    </style:style>
    <style:style style:name="T298" style:parent-style-name="DefaultParagraphFont" style:family="text">
      <style:text-properties style:font-name-complex="Times New Roman" fo:font-size="14pt" style:font-size-asian="14pt" style:font-size-complex="14pt"/>
    </style:style>
    <style:style style:name="T299" style:parent-style-name="DefaultParagraphFont" style:family="text">
      <style:text-properties style:font-name-complex="Calibri" fo:font-size="14pt" style:font-size-asian="14pt" style:font-size-complex="14pt"/>
    </style:style>
    <style:style style:name="TableRow300" style:family="table-row">
      <style:table-row-properties/>
    </style:style>
    <style:style style:name="TableCell301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paragraph-properties style:writing-mode="lr-tb" fo:margin-bottom="0in" fo:line-height="100%"/>
    </style:style>
    <style:style style:name="T30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304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05" style:parent-style-name="Normal" style:family="paragraph">
      <style:paragraph-properties fo:text-align="end" style:writing-mode="lr-tb" fo:margin-bottom="0in" fo:line-height="100%"/>
    </style:style>
    <style:style style:name="T306" style:parent-style-name="DefaultParagraphFont" style:family="text">
      <style:text-properties style:font-name-complex="Times New Roman" fo:font-size="14pt" style:font-size-asian="14pt" style:font-size-complex="14pt"/>
    </style:style>
    <style:style style:name="T307" style:parent-style-name="DefaultParagraphFont" style:family="text">
      <style:text-properties style:font-name-complex="Times New Roman" fo:font-size="14pt" style:font-size-asian="14pt" style:font-size-complex="14pt"/>
    </style:style>
    <style:style style:name="T308" style:parent-style-name="DefaultParagraphFont" style:family="text">
      <style:text-properties style:font-name-complex="Calibri" fo:font-size="14pt" style:font-size-asian="14pt" style:font-size-complex="14pt"/>
    </style:style>
    <style:style style:name="TableRow309" style:family="table-row">
      <style:table-row-properties/>
    </style:style>
    <style:style style:name="TableCell310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11" style:parent-style-name="Normal" style:family="paragraph">
      <style:paragraph-properties style:writing-mode="lr-tb" fo:margin-bottom="0in" fo:line-height="100%"/>
    </style:style>
    <style:style style:name="T3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313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14" style:parent-style-name="Normal" style:family="paragraph">
      <style:paragraph-properties fo:text-align="end" style:writing-mode="lr-tb" fo:margin-bottom="0in" fo:line-height="100%"/>
    </style:style>
    <style:style style:name="T315" style:parent-style-name="DefaultParagraphFont" style:family="text">
      <style:text-properties style:font-name-complex="Times New Roman" fo:font-size="14pt" style:font-size-asian="14pt" style:font-size-complex="14pt"/>
    </style:style>
    <style:style style:name="T316" style:parent-style-name="DefaultParagraphFont" style:family="text">
      <style:text-properties style:font-name-complex="Calibri" fo:font-size="14pt" style:font-size-asian="14pt" style:font-size-complex="14pt"/>
    </style:style>
    <style:style style:name="T317" style:parent-style-name="DefaultParagraphFont" style:family="text">
      <style:text-properties style:font-name-complex="Times New Roman" fo:font-size="14pt" style:font-size-asian="14pt" style:font-size-complex="14pt"/>
    </style:style>
    <style:style style:name="T318" style:parent-style-name="DefaultParagraphFont" style:family="text">
      <style:text-properties style:font-name-complex="Calibri" fo:font-size="14pt" style:font-size-asian="14pt" style:font-size-complex="14pt"/>
    </style:style>
    <style:style style:name="T319" style:parent-style-name="DefaultParagraphFont" style:family="text">
      <style:text-properties style:font-name-complex="Calibri" fo:font-size="14pt" style:font-size-asian="14pt" style:font-size-complex="14pt"/>
    </style:style>
    <style:style style:name="T320" style:parent-style-name="DefaultParagraphFont" style:family="text">
      <style:text-properties style:font-name-complex="Calibri" fo:font-size="14pt" style:font-size-asian="14pt" style:font-size-complex="14pt"/>
    </style:style>
    <style:style style:name="T321" style:parent-style-name="DefaultParagraphFont" style:family="text">
      <style:text-properties style:font-name-complex="Times New Roman" fo:font-size="14pt" style:font-size-asian="14pt" style:font-size-complex="14pt"/>
    </style:style>
    <style:style style:name="TableRow322" style:family="table-row">
      <style:table-row-properties/>
    </style:style>
    <style:style style:name="TableCell323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24" style:parent-style-name="Normal" style:family="paragraph">
      <style:paragraph-properties style:writing-mode="lr-tb" fo:margin-bottom="0in" fo:line-height="100%"/>
    </style:style>
    <style:style style:name="T32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326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27" style:parent-style-name="Normal" style:family="paragraph">
      <style:paragraph-properties fo:text-align="end" style:writing-mode="lr-tb" fo:margin-bottom="0in" fo:line-height="100%"/>
    </style:style>
    <style:style style:name="T328" style:parent-style-name="DefaultParagraphFont" style:family="text">
      <style:text-properties style:font-name-complex="Times New Roman" fo:font-size="14pt" style:font-size-asian="14pt" style:font-size-complex="14pt"/>
    </style:style>
    <style:style style:name="T329" style:parent-style-name="DefaultParagraphFont" style:family="text">
      <style:text-properties style:font-name-complex="Calibri" fo:font-size="14pt" style:font-size-asian="14pt" style:font-size-complex="14pt"/>
    </style:style>
    <style:style style:name="T330" style:parent-style-name="DefaultParagraphFont" style:family="text">
      <style:text-properties style:font-name-complex="Times New Roman" fo:font-size="14pt" style:font-size-asian="14pt" style:font-size-complex="14pt"/>
    </style:style>
    <style:style style:name="T331" style:parent-style-name="DefaultParagraphFont" style:family="text">
      <style:text-properties style:font-name-complex="Calibri" fo:font-size="14pt" style:font-size-asian="14pt" style:font-size-complex="14pt"/>
    </style:style>
    <style:style style:name="TableRow332" style:family="table-row">
      <style:table-row-properties/>
    </style:style>
    <style:style style:name="TableCell333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34" style:parent-style-name="Normal" style:family="paragraph">
      <style:paragraph-properties style:writing-mode="lr-tb" fo:margin-bottom="0in" fo:line-height="100%"/>
    </style:style>
    <style:style style:name="T33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336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37" style:parent-style-name="Normal" style:family="paragraph">
      <style:paragraph-properties fo:text-align="end" style:writing-mode="lr-tb" fo:margin-bottom="0in" fo:line-height="100%"/>
    </style:style>
    <style:style style:name="T338" style:parent-style-name="DefaultParagraphFont" style:family="text">
      <style:text-properties style:font-name-complex="Times New Roman" fo:font-size="14pt" style:font-size-asian="14pt" style:font-size-complex="14pt"/>
    </style:style>
    <style:style style:name="T339" style:parent-style-name="DefaultParagraphFont" style:family="text">
      <style:text-properties style:font-name-complex="Calibri" fo:font-size="14pt" style:font-size-asian="14pt" style:font-size-complex="14pt"/>
    </style:style>
    <style:style style:name="TableRow340" style:family="table-row">
      <style:table-row-properties/>
    </style:style>
    <style:style style:name="TableCell341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42" style:parent-style-name="Normal" style:family="paragraph">
      <style:paragraph-properties style:writing-mode="lr-tb" fo:margin-bottom="0in" fo:line-height="100%"/>
    </style:style>
    <style:style style:name="T34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344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45" style:parent-style-name="Normal" style:family="paragraph">
      <style:paragraph-properties fo:text-align="end" style:writing-mode="lr-tb" fo:margin-bottom="0in" fo:line-height="100%"/>
    </style:style>
    <style:style style:name="T346" style:parent-style-name="DefaultParagraphFont" style:family="text">
      <style:text-properties style:font-name-complex="Times New Roman" fo:font-size="14pt" style:font-size-asian="14pt" style:font-size-complex="14pt"/>
    </style:style>
    <style:style style:name="TableRow347" style:family="table-row">
      <style:table-row-properties/>
    </style:style>
    <style:style style:name="TableCell348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49" style:parent-style-name="Normal" style:family="paragraph">
      <style:paragraph-properties style:writing-mode="lr-tb" fo:margin-bottom="0in" fo:line-height="100%"/>
    </style:style>
    <style:style style:name="T3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351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52" style:parent-style-name="Normal" style:family="paragraph">
      <style:paragraph-properties fo:text-align="end" style:writing-mode="lr-tb" fo:margin-bottom="0in" fo:line-height="100%"/>
    </style:style>
    <style:style style:name="T353" style:parent-style-name="DefaultParagraphFont" style:family="text">
      <style:text-properties style:font-name-complex="Times New Roman" fo:font-size="14pt" style:font-size-asian="14pt" style:font-size-complex="14pt"/>
    </style:style>
    <style:style style:name="TableRow354" style:family="table-row">
      <style:table-row-properties/>
    </style:style>
    <style:style style:name="TableCell355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56" style:parent-style-name="Normal" style:family="paragraph">
      <style:paragraph-properties style:writing-mode="lr-tb" fo:margin-bottom="0in" fo:line-height="100%"/>
    </style:style>
    <style:style style:name="T3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358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59" style:parent-style-name="Normal" style:family="paragraph">
      <style:paragraph-properties fo:text-align="end" style:writing-mode="lr-tb" fo:margin-bottom="0in" fo:line-height="100%"/>
    </style:style>
    <style:style style:name="T360" style:parent-style-name="DefaultParagraphFont" style:family="text">
      <style:text-properties style:font-name-complex="Times New Roman" fo:font-size="14pt" style:font-size-asian="14pt" style:font-size-complex="14pt"/>
    </style:style>
    <style:style style:name="TableRow361" style:family="table-row">
      <style:table-row-properties/>
    </style:style>
    <style:style style:name="TableCell362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63" style:parent-style-name="Normal" style:family="paragraph">
      <style:paragraph-properties style:writing-mode="lr-tb" fo:margin-bottom="0in" fo:line-height="100%"/>
    </style:style>
    <style:style style:name="T36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365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66" style:parent-style-name="Normal" style:family="paragraph">
      <style:paragraph-properties fo:text-align="end" style:writing-mode="lr-tb" fo:margin-bottom="0in" fo:line-height="100%"/>
    </style:style>
    <style:style style:name="T367" style:parent-style-name="DefaultParagraphFont" style:family="text">
      <style:text-properties style:font-name-complex="Times New Roman" fo:font-size="14pt" style:font-size-asian="14pt" style:font-size-complex="14pt"/>
    </style:style>
    <style:style style:name="TableRow368" style:family="table-row">
      <style:table-row-properties/>
    </style:style>
    <style:style style:name="TableCell369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70" style:parent-style-name="Normal" style:family="paragraph">
      <style:paragraph-properties style:writing-mode="lr-tb" fo:margin-bottom="0in" fo:line-height="100%"/>
    </style:style>
    <style:style style:name="T37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372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73" style:parent-style-name="Normal" style:family="paragraph">
      <style:paragraph-properties fo:text-align="end" style:writing-mode="lr-tb" fo:margin-bottom="0in" fo:line-height="100%"/>
    </style:style>
    <style:style style:name="T374" style:parent-style-name="DefaultParagraphFont" style:family="text">
      <style:text-properties style:font-name-complex="Times New Roman" fo:font-size="14pt" style:font-size-asian="14pt" style:font-size-complex="14pt"/>
    </style:style>
    <style:style style:name="TableRow375" style:family="table-row">
      <style:table-row-properties/>
    </style:style>
    <style:style style:name="TableCell376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77" style:parent-style-name="Normal" style:family="paragraph">
      <style:paragraph-properties style:writing-mode="lr-tb" fo:margin-bottom="0in" fo:line-height="100%"/>
    </style:style>
    <style:style style:name="T37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379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80" style:parent-style-name="Normal" style:family="paragraph">
      <style:paragraph-properties fo:text-align="end" style:writing-mode="lr-tb" fo:margin-bottom="0in" fo:line-height="100%"/>
    </style:style>
    <style:style style:name="T381" style:parent-style-name="DefaultParagraphFont" style:family="text">
      <style:text-properties style:font-name-complex="Times New Roman" fo:font-size="14pt" style:font-size-asian="14pt" style:font-size-complex="14pt"/>
    </style:style>
    <style:style style:name="TableRow382" style:family="table-row">
      <style:table-row-properties/>
    </style:style>
    <style:style style:name="TableCell383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84" style:parent-style-name="Normal" style:family="paragraph">
      <style:paragraph-properties style:writing-mode="lr-tb" fo:margin-bottom="0in" fo:line-height="100%"/>
    </style:style>
    <style:style style:name="T38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386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87" style:parent-style-name="Normal" style:family="paragraph">
      <style:paragraph-properties fo:text-align="end" style:writing-mode="lr-tb" fo:margin-bottom="0in" fo:line-height="100%"/>
    </style:style>
    <style:style style:name="T388" style:parent-style-name="DefaultParagraphFont" style:family="text">
      <style:text-properties style:font-name-complex="Times New Roman" fo:font-size="14pt" style:font-size-asian="14pt" style:font-size-complex="14pt"/>
    </style:style>
    <style:style style:name="TableRow389" style:family="table-row">
      <style:table-row-properties/>
    </style:style>
    <style:style style:name="TableCell390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91" style:parent-style-name="Normal" style:family="paragraph">
      <style:paragraph-properties style:writing-mode="lr-tb" fo:margin-bottom="0in" fo:line-height="100%"/>
    </style:style>
    <style:style style:name="T3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393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94" style:parent-style-name="Normal" style:family="paragraph">
      <style:paragraph-properties fo:text-align="end" style:writing-mode="lr-tb" fo:margin-bottom="0in" fo:line-height="100%"/>
    </style:style>
    <style:style style:name="T395" style:parent-style-name="DefaultParagraphFont" style:family="text">
      <style:text-properties style:font-name-complex="Times New Roman" fo:font-size="14pt" style:font-size-asian="14pt" style:font-size-complex="14pt"/>
    </style:style>
    <style:style style:name="TableRow396" style:family="table-row">
      <style:table-row-properties/>
    </style:style>
    <style:style style:name="TableCell397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398" style:parent-style-name="Normal" style:family="paragraph">
      <style:paragraph-properties style:writing-mode="lr-tb" fo:margin-bottom="0in" fo:line-height="100%"/>
    </style:style>
    <style:style style:name="T39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400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</style:style>
    <style:style style:name="T402" style:parent-style-name="DefaultParagraphFont" style:family="text">
      <style:text-properties style:font-name-complex="Times New Roman" fo:font-size="14pt" style:font-size-asian="14pt" style:font-size-complex="14pt"/>
    </style:style>
    <style:style style:name="T403" style:parent-style-name="DefaultParagraphFont" style:family="text">
      <style:text-properties style:font-name-complex="Times New Roman" fo:font-size="14pt" style:font-size-asian="14pt" style:font-size-complex="14pt"/>
    </style:style>
    <style:style style:name="T404" style:parent-style-name="DefaultParagraphFont" style:family="text">
      <style:text-properties style:font-name-complex="Times New Roman" fo:font-size="14pt" style:font-size-asian="14pt" style:font-size-complex="14pt"/>
    </style:style>
    <style:style style:name="T405" style:parent-style-name="DefaultParagraphFont" style:family="text">
      <style:text-properties style:font-name-complex="Times New Roman" fo:font-size="14pt" style:font-size-asian="14pt" style:font-size-complex="14pt"/>
    </style:style>
    <style:style style:name="T406" style:parent-style-name="DefaultParagraphFont" style:family="text">
      <style:text-properties style:font-name-complex="Times New Roman" fo:font-size="14pt" style:font-size-asian="14pt" style:font-size-complex="14pt"/>
    </style:style>
    <style:style style:name="T407" style:parent-style-name="DefaultParagraphFont" style:family="text">
      <style:text-properties style:font-name-complex="Times New Roman" fo:font-size="14pt" style:font-size-asian="14pt" style:font-size-complex="14pt"/>
    </style:style>
    <style:style style:name="T408" style:parent-style-name="DefaultParagraphFont" style:family="text">
      <style:text-properties style:font-name-complex="Calibri" fo:font-size="14pt" style:font-size-asian="14pt" style:font-size-complex="14pt"/>
    </style:style>
    <style:style style:name="TableRow409" style:family="table-row">
      <style:table-row-properties/>
    </style:style>
    <style:style style:name="TableCell410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11" style:parent-style-name="Normal" style:family="paragraph">
      <style:paragraph-properties style:writing-mode="lr-tb" fo:margin-bottom="0in" fo:line-height="100%"/>
    </style:style>
    <style:style style:name="T41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413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</style:style>
    <style:style style:name="T415" style:parent-style-name="DefaultParagraphFont" style:family="text">
      <style:text-properties style:font-name-complex="Times New Roman" fo:font-size="14pt" style:font-size-asian="14pt" style:font-size-complex="14pt"/>
    </style:style>
    <style:style style:name="T416" style:parent-style-name="DefaultParagraphFont" style:family="text">
      <style:text-properties style:font-name-complex="Calibri" fo:font-size="14pt" style:font-size-asian="14pt" style:font-size-complex="14pt"/>
    </style:style>
    <style:style style:name="TableRow417" style:family="table-row">
      <style:table-row-properties/>
    </style:style>
    <style:style style:name="TableCell418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19" style:parent-style-name="Normal" style:family="paragraph">
      <style:paragraph-properties style:writing-mode="lr-tb" fo:margin-bottom="0in" fo:line-height="100%"/>
    </style:style>
    <style:style style:name="T4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421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22" style:parent-style-name="Normal" style:family="paragraph">
      <style:paragraph-properties fo:margin-bottom="0in" fo:line-height="100%"/>
    </style:style>
    <style:style style:name="T423" style:parent-style-name="DefaultParagraphFont" style:family="text">
      <style:text-properties style:font-name-complex="Times New Roman" fo:font-size="14pt" style:font-size-asian="14pt" style:font-size-complex="14pt"/>
    </style:style>
    <style:style style:name="T424" style:parent-style-name="DefaultParagraphFont" style:family="text">
      <style:text-properties style:font-name-complex="Times New Roman" fo:font-size="14pt" style:font-size-asian="14pt" style:font-size-complex="14pt"/>
    </style:style>
    <style:style style:name="T425" style:parent-style-name="DefaultParagraphFont" style:family="text">
      <style:text-properties style:font-name-complex="Calibri" fo:font-size="14pt" style:font-size-asian="14pt" style:font-size-complex="14pt"/>
    </style:style>
    <style:style style:name="TableRow426" style:family="table-row">
      <style:table-row-properties/>
    </style:style>
    <style:style style:name="TableCell427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28" style:parent-style-name="Normal" style:family="paragraph">
      <style:paragraph-properties style:writing-mode="lr-tb" fo:margin-bottom="0in" fo:line-height="100%"/>
    </style:style>
    <style:style style:name="T4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430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</style:style>
    <style:style style:name="T432" style:parent-style-name="DefaultParagraphFont" style:family="text">
      <style:text-properties style:font-name-complex="Times New Roman" fo:font-size="14pt" style:font-size-asian="14pt" style:font-size-complex="14pt"/>
    </style:style>
    <style:style style:name="T433" style:parent-style-name="DefaultParagraphFont" style:family="text">
      <style:text-properties style:font-name-complex="Calibri" fo:font-size="14pt" style:font-size-asian="14pt" style:font-size-complex="14pt"/>
    </style:style>
    <style:style style:name="TableRow434" style:family="table-row">
      <style:table-row-properties/>
    </style:style>
    <style:style style:name="TableCell435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36" style:parent-style-name="Normal" style:family="paragraph">
      <style:paragraph-properties style:writing-mode="lr-tb" fo:margin-bottom="0in" fo:line-height="100%"/>
    </style:style>
    <style:style style:name="T4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438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T440" style:parent-style-name="DefaultParagraphFont" style:family="text">
      <style:text-properties style:font-name-complex="Times New Roman" fo:font-size="14pt" style:font-size-asian="14pt" style:font-size-complex="14pt"/>
    </style:style>
    <style:style style:name="TableRow441" style:family="table-row">
      <style:table-row-properties/>
    </style:style>
    <style:style style:name="TableCell442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43" style:parent-style-name="Normal" style:family="paragraph">
      <style:paragraph-properties style:writing-mode="lr-tb" fo:margin-bottom="0in" fo:line-height="100%"/>
    </style:style>
    <style:style style:name="T44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445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46" style:parent-style-name="Normal" style:family="paragraph">
      <style:paragraph-properties fo:margin-bottom="0in" fo:line-height="100%"/>
    </style:style>
    <style:style style:name="T447" style:parent-style-name="DefaultParagraphFont" style:family="text">
      <style:text-properties style:font-name-complex="Times New Roman" fo:font-size="14pt" style:font-size-asian="14pt" style:font-size-complex="14pt"/>
    </style:style>
    <style:style style:name="TableRow448" style:family="table-row">
      <style:table-row-properties/>
    </style:style>
    <style:style style:name="TableCell449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50" style:parent-style-name="Normal" style:family="paragraph">
      <style:paragraph-properties style:writing-mode="lr-tb" fo:margin-bottom="0in" fo:line-height="100%"/>
    </style:style>
    <style:style style:name="T45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452" style:parent-style-name="DefaultParagraphFont" style:family="text">
      <style:text-properties style:font-name="Segoe UI Emoji" style:font-name-complex="Segoe UI Emoji" fo:font-size="12pt" style:font-size-asian="12pt" style:font-size-complex="12pt"/>
    </style:style>
    <style:style style:name="TableCell453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</style:style>
    <style:style style:name="T455" style:parent-style-name="DefaultParagraphFont" style:family="text">
      <style:text-properties style:font-name-complex="Times New Roman" fo:font-size="14pt" style:font-size-asian="14pt" style:font-size-complex="14pt"/>
    </style:style>
    <style:style style:name="T456" style:parent-style-name="DefaultParagraphFont" style:family="text">
      <style:text-properties style:font-name-complex="Calibri" fo:font-size="14pt" style:font-size-asian="14pt" style:font-size-complex="14pt"/>
    </style:style>
    <style:style style:name="T457" style:parent-style-name="DefaultParagraphFont" style:family="text">
      <style:text-properties style:font-name="Segoe UI Emoji" style:font-name-complex="Segoe UI Emoji" fo:font-size="14pt" style:font-size-asian="14pt" style:font-size-complex="14pt"/>
    </style:style>
    <style:style style:name="TableRow458" style:family="table-row">
      <style:table-row-properties/>
    </style:style>
    <style:style style:name="TableCell459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60" style:parent-style-name="Normal" style:family="paragraph">
      <style:paragraph-properties style:writing-mode="lr-tb" fo:margin-bottom="0in" fo:line-height="100%"/>
    </style:style>
    <style:style style:name="T4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462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</style:style>
    <style:style style:name="T464" style:parent-style-name="DefaultParagraphFont" style:family="text">
      <style:text-properties style:font-name-complex="Times New Roman" fo:font-size="14pt" style:font-size-asian="14pt" style:font-size-complex="14pt"/>
    </style:style>
    <style:style style:name="T465" style:parent-style-name="DefaultParagraphFont" style:family="text">
      <style:text-properties style:font-name-complex="Calibri" fo:font-size="14pt" style:font-size-asian="14pt" style:font-size-complex="14pt"/>
    </style:style>
    <style:style style:name="TableRow466" style:family="table-row">
      <style:table-row-properties/>
    </style:style>
    <style:style style:name="TableCell467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68" style:parent-style-name="Normal" style:family="paragraph">
      <style:paragraph-properties style:writing-mode="lr-tb" fo:margin-bottom="0in" fo:line-height="100%"/>
    </style:style>
    <style:style style:name="T46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470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71" style:parent-style-name="Normal" style:family="paragraph">
      <style:paragraph-properties fo:text-align="end" style:writing-mode="lr-tb" fo:margin-bottom="0in" fo:line-height="100%"/>
    </style:style>
    <style:style style:name="T472" style:parent-style-name="DefaultParagraphFont" style:family="text">
      <style:text-properties style:font-name-complex="Times New Roman" fo:font-size="14pt" style:font-size-asian="14pt" style:font-size-complex="14pt"/>
    </style:style>
    <style:style style:name="T473" style:parent-style-name="DefaultParagraphFont" style:family="text">
      <style:text-properties style:font-name-complex="Calibri" fo:font-size="14pt" style:font-size-asian="14pt" style:font-size-complex="14pt"/>
    </style:style>
    <style:style style:name="TableRow474" style:family="table-row">
      <style:table-row-properties/>
    </style:style>
    <style:style style:name="TableCell475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76" style:parent-style-name="Normal" style:family="paragraph">
      <style:paragraph-properties style:writing-mode="lr-tb" fo:margin-bottom="0in" fo:line-height="100%"/>
    </style:style>
    <style:style style:name="T47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478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79" style:parent-style-name="Normal" style:family="paragraph">
      <style:paragraph-properties fo:text-align="end" style:writing-mode="lr-tb" fo:margin-bottom="0in" fo:line-height="100%"/>
    </style:style>
    <style:style style:name="T480" style:parent-style-name="DefaultParagraphFont" style:family="text">
      <style:text-properties style:font-name-complex="Times New Roman" fo:font-size="14pt" style:font-size-asian="14pt" style:font-size-complex="14pt"/>
    </style:style>
    <style:style style:name="TableRow481" style:family="table-row">
      <style:table-row-properties/>
    </style:style>
    <style:style style:name="TableCell482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83" style:parent-style-name="Normal" style:family="paragraph">
      <style:paragraph-properties style:writing-mode="lr-tb" fo:margin-bottom="0in" fo:line-height="100%"/>
    </style:style>
    <style:style style:name="T48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485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86" style:parent-style-name="Normal" style:family="paragraph">
      <style:paragraph-properties fo:text-align="end" style:writing-mode="lr-tb" fo:margin-bottom="0in" fo:line-height="100%"/>
    </style:style>
    <style:style style:name="T487" style:parent-style-name="DefaultParagraphFont" style:family="text">
      <style:text-properties style:font-name-complex="Times New Roman" fo:font-size="14pt" style:font-size-asian="14pt" style:font-size-complex="14pt"/>
    </style:style>
    <style:style style:name="TableRow488" style:family="table-row">
      <style:table-row-properties/>
    </style:style>
    <style:style style:name="TableCell489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90" style:parent-style-name="Normal" style:family="paragraph">
      <style:paragraph-properties style:writing-mode="lr-tb" fo:margin-bottom="0in" fo:line-height="100%"/>
    </style:style>
    <style:style style:name="T49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492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93" style:parent-style-name="Normal" style:family="paragraph">
      <style:paragraph-properties fo:text-align="end" style:writing-mode="lr-tb" fo:margin-bottom="0in" fo:line-height="100%"/>
    </style:style>
    <style:style style:name="T494" style:parent-style-name="DefaultParagraphFont" style:family="text">
      <style:text-properties style:font-name-complex="Times New Roman" fo:font-size="14pt" style:font-size-asian="14pt" style:font-size-complex="14pt"/>
    </style:style>
    <style:style style:name="TableRow495" style:family="table-row">
      <style:table-row-properties/>
    </style:style>
    <style:style style:name="TableCell496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497" style:parent-style-name="Normal" style:family="paragraph">
      <style:paragraph-properties style:writing-mode="lr-tb" fo:margin-bottom="0in" fo:line-height="100%"/>
    </style:style>
    <style:style style:name="T49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499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00" style:parent-style-name="Normal" style:family="paragraph">
      <style:paragraph-properties fo:text-align="end" style:writing-mode="lr-tb" fo:margin-bottom="0in" fo:line-height="100%"/>
    </style:style>
    <style:style style:name="T501" style:parent-style-name="DefaultParagraphFont" style:family="text">
      <style:text-properties style:font-name-complex="Times New Roman" fo:font-size="14pt" style:font-size-asian="14pt" style:font-size-complex="14pt"/>
    </style:style>
    <style:style style:name="TableRow502" style:family="table-row">
      <style:table-row-properties/>
    </style:style>
    <style:style style:name="TableCell503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04" style:parent-style-name="Normal" style:family="paragraph">
      <style:paragraph-properties style:writing-mode="lr-tb" fo:margin-bottom="0in" fo:line-height="100%"/>
    </style:style>
    <style:style style:name="T50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506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07" style:parent-style-name="Normal" style:family="paragraph">
      <style:paragraph-properties fo:text-align="end" style:writing-mode="lr-tb" fo:margin-bottom="0in" fo:line-height="100%"/>
    </style:style>
    <style:style style:name="T508" style:parent-style-name="DefaultParagraphFont" style:family="text">
      <style:text-properties style:font-name-complex="Times New Roman" fo:font-size="14pt" style:font-size-asian="14pt" style:font-size-complex="14pt"/>
    </style:style>
    <style:style style:name="T509" style:parent-style-name="DefaultParagraphFont" style:family="text">
      <style:text-properties style:font-name-complex="Calibri" fo:font-size="14pt" style:font-size-asian="14pt" style:font-size-complex="14pt"/>
    </style:style>
    <style:style style:name="TableRow510" style:family="table-row">
      <style:table-row-properties/>
    </style:style>
    <style:style style:name="TableCell511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12" style:parent-style-name="Normal" style:family="paragraph">
      <style:paragraph-properties style:writing-mode="lr-tb" fo:margin-bottom="0in" fo:line-height="100%"/>
    </style:style>
    <style:style style:name="T51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514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15" style:parent-style-name="Normal" style:family="paragraph">
      <style:paragraph-properties fo:text-align="end" style:writing-mode="lr-tb" fo:margin-bottom="0in" fo:line-height="100%"/>
    </style:style>
    <style:style style:name="T516" style:parent-style-name="DefaultParagraphFont" style:family="text">
      <style:text-properties style:font-name-complex="Times New Roman" fo:font-size="14pt" style:font-size-asian="14pt" style:font-size-complex="14pt"/>
    </style:style>
    <style:style style:name="TableRow517" style:family="table-row">
      <style:table-row-properties/>
    </style:style>
    <style:style style:name="TableCell518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19" style:parent-style-name="Normal" style:family="paragraph">
      <style:paragraph-properties style:writing-mode="lr-tb" fo:margin-bottom="0in" fo:line-height="100%"/>
    </style:style>
    <style:style style:name="T52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521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22" style:parent-style-name="Normal" style:family="paragraph">
      <style:paragraph-properties fo:text-align="end" style:writing-mode="lr-tb" fo:margin-bottom="0in" fo:line-height="100%"/>
    </style:style>
    <style:style style:name="T523" style:parent-style-name="DefaultParagraphFont" style:family="text">
      <style:text-properties style:font-name-complex="Times New Roman" fo:font-size="14pt" style:font-size-asian="14pt" style:font-size-complex="14pt"/>
    </style:style>
    <style:style style:name="TableRow524" style:family="table-row">
      <style:table-row-properties/>
    </style:style>
    <style:style style:name="TableCell525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26" style:parent-style-name="Normal" style:family="paragraph">
      <style:paragraph-properties style:writing-mode="lr-tb" fo:margin-bottom="0in" fo:line-height="100%"/>
    </style:style>
    <style:style style:name="T52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528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29" style:parent-style-name="Normal" style:family="paragraph">
      <style:paragraph-properties fo:text-align="end" style:writing-mode="lr-tb" fo:margin-bottom="0in" fo:line-height="100%"/>
    </style:style>
    <style:style style:name="T530" style:parent-style-name="DefaultParagraphFont" style:family="text">
      <style:text-properties style:font-name-complex="Times New Roman" fo:font-size="14pt" style:font-size-asian="14pt" style:font-size-complex="14pt"/>
    </style:style>
    <style:style style:name="T531" style:parent-style-name="DefaultParagraphFont" style:family="text">
      <style:text-properties style:font-name-complex="Calibri" fo:font-size="14pt" style:font-size-asian="14pt" style:font-size-complex="14pt"/>
    </style:style>
    <style:style style:name="TableRow532" style:family="table-row">
      <style:table-row-properties/>
    </style:style>
    <style:style style:name="TableCell533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34" style:parent-style-name="Normal" style:family="paragraph">
      <style:paragraph-properties style:writing-mode="lr-tb" fo:margin-bottom="0in" fo:line-height="100%"/>
    </style:style>
    <style:style style:name="T53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536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37" style:parent-style-name="Normal" style:family="paragraph">
      <style:paragraph-properties fo:text-align="end" style:writing-mode="lr-tb" fo:margin-bottom="0in" fo:line-height="100%"/>
    </style:style>
    <style:style style:name="T538" style:parent-style-name="DefaultParagraphFont" style:family="text">
      <style:text-properties style:font-name-complex="Times New Roman" fo:font-size="14pt" style:font-size-asian="14pt" style:font-size-complex="14pt"/>
    </style:style>
    <style:style style:name="TableRow539" style:family="table-row">
      <style:table-row-properties/>
    </style:style>
    <style:style style:name="TableCell540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41" style:parent-style-name="Normal" style:family="paragraph">
      <style:paragraph-properties style:writing-mode="lr-tb" fo:margin-bottom="0in" fo:line-height="100%"/>
    </style:style>
    <style:style style:name="T54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543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44" style:parent-style-name="Normal" style:family="paragraph">
      <style:paragraph-properties fo:text-align="end" style:writing-mode="lr-tb" fo:margin-bottom="0in" fo:line-height="100%"/>
    </style:style>
    <style:style style:name="T545" style:parent-style-name="DefaultParagraphFont" style:family="text">
      <style:text-properties style:font-name-complex="Times New Roman" fo:font-size="14pt" style:font-size-asian="14pt" style:font-size-complex="14pt"/>
    </style:style>
    <style:style style:name="T546" style:parent-style-name="DefaultParagraphFont" style:family="text">
      <style:text-properties style:font-name-complex="Calibri" fo:font-size="14pt" style:font-size-asian="14pt" style:font-size-complex="14pt"/>
    </style:style>
    <style:style style:name="TableRow547" style:family="table-row">
      <style:table-row-properties/>
    </style:style>
    <style:style style:name="TableCell548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49" style:parent-style-name="Normal" style:family="paragraph">
      <style:paragraph-properties style:writing-mode="lr-tb" fo:margin-bottom="0in" fo:line-height="100%"/>
    </style:style>
    <style:style style:name="T55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551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52" style:parent-style-name="Normal" style:family="paragraph">
      <style:paragraph-properties fo:text-align="end" style:writing-mode="lr-tb" fo:margin-bottom="0in" fo:line-height="100%"/>
    </style:style>
    <style:style style:name="T553" style:parent-style-name="DefaultParagraphFont" style:family="text">
      <style:text-properties style:font-name-complex="Times New Roman" fo:font-size="14pt" style:font-size-asian="14pt" style:font-size-complex="14pt"/>
    </style:style>
    <style:style style:name="TableRow554" style:family="table-row">
      <style:table-row-properties/>
    </style:style>
    <style:style style:name="TableCell555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56" style:parent-style-name="Normal" style:family="paragraph">
      <style:paragraph-properties style:writing-mode="lr-tb" fo:margin-bottom="0in" fo:line-height="100%"/>
    </style:style>
    <style:style style:name="T5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558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59" style:parent-style-name="Normal" style:family="paragraph">
      <style:paragraph-properties fo:margin-bottom="0in" fo:line-height="100%"/>
    </style:style>
    <style:style style:name="T560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561" style:family="table-row">
      <style:table-row-properties/>
    </style:style>
    <style:style style:name="TableCell562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63" style:parent-style-name="Normal" style:family="paragraph">
      <style:paragraph-properties style:writing-mode="lr-tb" fo:margin-bottom="0in" fo:line-height="100%"/>
    </style:style>
    <style:style style:name="T56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565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66" style:parent-style-name="Normal" style:family="paragraph">
      <style:paragraph-properties fo:margin-bottom="0in" fo:line-height="100%"/>
    </style:style>
    <style:style style:name="T567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56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ableRow569" style:family="table-row">
      <style:table-row-properties/>
    </style:style>
    <style:style style:name="TableCell570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71" style:parent-style-name="Normal" style:family="paragraph">
      <style:paragraph-properties style:writing-mode="lr-tb" fo:margin-bottom="0in" fo:line-height="100%"/>
    </style:style>
    <style:style style:name="T57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573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74" style:parent-style-name="Normal" style:family="paragraph">
      <style:paragraph-properties fo:margin-bottom="0in" fo:line-height="100%"/>
    </style:style>
    <style:style style:name="T575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576" style:family="table-row">
      <style:table-row-properties/>
    </style:style>
    <style:style style:name="TableCell577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78" style:parent-style-name="Normal" style:family="paragraph">
      <style:paragraph-properties style:writing-mode="lr-tb" fo:margin-bottom="0in" fo:line-height="100%"/>
    </style:style>
    <style:style style:name="T57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580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81" style:parent-style-name="Normal" style:family="paragraph">
      <style:paragraph-properties fo:margin-bottom="0in" fo:line-height="100%"/>
    </style:style>
    <style:style style:name="T582" style:parent-style-name="DefaultParagraphFont" style:family="text">
      <style:text-properties style:font-name="Calibri" style:font-name-complex="Times New Roman" fo:font-size="14pt" style:font-size-asian="14pt" style:font-size-complex="14pt" style:language-complex="ar" style:country-complex="SA"/>
    </style:style>
    <style:style style:name="T583" style:parent-style-name="DefaultParagraphFont" style:family="text">
      <style:text-properties style:font-name="Calibri" style:font-name-complex="Times New Roman" fo:font-size="14pt" style:font-size-asian="14pt" style:font-size-complex="14pt" style:language-complex="ar" style:country-complex="SA"/>
    </style:style>
    <style:style style:name="TableRow584" style:family="table-row">
      <style:table-row-properties/>
    </style:style>
    <style:style style:name="TableCell585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86" style:parent-style-name="Normal" style:family="paragraph">
      <style:paragraph-properties style:writing-mode="lr-tb" fo:margin-bottom="0in" fo:line-height="100%"/>
    </style:style>
    <style:style style:name="T5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588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89" style:parent-style-name="Normal" style:family="paragraph">
      <style:paragraph-properties fo:margin-bottom="0in" fo:line-height="100%"/>
    </style:style>
    <style:style style:name="T590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591" style:family="table-row">
      <style:table-row-properties/>
    </style:style>
    <style:style style:name="TableCell592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93" style:parent-style-name="Normal" style:family="paragraph">
      <style:paragraph-properties style:writing-mode="lr-tb" fo:margin-bottom="0in" fo:line-height="100%"/>
    </style:style>
    <style:style style:name="T59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595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596" style:parent-style-name="Normal" style:family="paragraph">
      <style:paragraph-properties fo:margin-bottom="0in" fo:line-height="100%"/>
    </style:style>
    <style:style style:name="T597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598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599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600" style:family="table-row">
      <style:table-row-properties/>
    </style:style>
    <style:style style:name="TableCell601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02" style:parent-style-name="Normal" style:family="paragraph">
      <style:paragraph-properties style:writing-mode="lr-tb" fo:margin-bottom="0in" fo:line-height="100%"/>
    </style:style>
    <style:style style:name="T60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604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05" style:parent-style-name="Normal" style:family="paragraph">
      <style:paragraph-properties fo:margin-bottom="0in" fo:line-height="100%"/>
    </style:style>
    <style:style style:name="T606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607" style:family="table-row">
      <style:table-row-properties/>
    </style:style>
    <style:style style:name="TableCell608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09" style:parent-style-name="Normal" style:family="paragraph">
      <style:paragraph-properties style:writing-mode="lr-tb" fo:margin-bottom="0in" fo:line-height="100%"/>
    </style:style>
    <style:style style:name="T61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611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12" style:parent-style-name="Normal" style:family="paragraph">
      <style:paragraph-properties fo:margin-bottom="0in" fo:line-height="100%"/>
    </style:style>
    <style:style style:name="T613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614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615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616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617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618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ableRow619" style:family="table-row">
      <style:table-row-properties/>
    </style:style>
    <style:style style:name="TableCell620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21" style:parent-style-name="Normal" style:family="paragraph">
      <style:paragraph-properties style:writing-mode="lr-tb" fo:margin-bottom="0in" fo:line-height="100%"/>
    </style:style>
    <style:style style:name="T62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623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24" style:parent-style-name="Normal" style:family="paragraph">
      <style:paragraph-properties fo:margin-bottom="0in" fo:line-height="100%"/>
    </style:style>
    <style:style style:name="T625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626" style:family="table-row">
      <style:table-row-properties/>
    </style:style>
    <style:style style:name="TableCell627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28" style:parent-style-name="Normal" style:family="paragraph">
      <style:paragraph-properties style:writing-mode="lr-tb" fo:margin-bottom="0in" fo:line-height="100%"/>
    </style:style>
    <style:style style:name="T62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630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31" style:parent-style-name="Normal" style:family="paragraph">
      <style:paragraph-properties fo:margin-bottom="0in" fo:line-height="100%"/>
    </style:style>
    <style:style style:name="T632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633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ableRow634" style:family="table-row">
      <style:table-row-properties/>
    </style:style>
    <style:style style:name="TableCell635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36" style:parent-style-name="Normal" style:family="paragraph">
      <style:paragraph-properties style:writing-mode="lr-tb" fo:margin-bottom="0in" fo:line-height="100%"/>
    </style:style>
    <style:style style:name="T63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638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39" style:parent-style-name="Normal" style:family="paragraph">
      <style:paragraph-properties fo:margin-bottom="0in" fo:line-height="100%"/>
    </style:style>
    <style:style style:name="T640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641" style:parent-style-name="DefaultParagraphFont" style:family="text">
      <style:text-properties style:font-name="Calibri" style:font-name-complex="Times New Roman" fo:font-size="14pt" style:font-size-asian="14pt" style:font-size-complex="14pt" style:language-complex="ar" style:country-complex="SA"/>
    </style:style>
    <style:style style:name="TableRow642" style:family="table-row">
      <style:table-row-properties/>
    </style:style>
    <style:style style:name="TableCell643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44" style:parent-style-name="Normal" style:family="paragraph">
      <style:paragraph-properties style:writing-mode="lr-tb" fo:margin-bottom="0in" fo:line-height="100%"/>
    </style:style>
    <style:style style:name="T64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646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47" style:parent-style-name="Normal" style:family="paragraph">
      <style:paragraph-properties fo:margin-bottom="0in" fo:line-height="100%"/>
    </style:style>
    <style:style style:name="T648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649" style:family="table-row">
      <style:table-row-properties/>
    </style:style>
    <style:style style:name="TableCell650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51" style:parent-style-name="Normal" style:family="paragraph">
      <style:paragraph-properties style:writing-mode="lr-tb" fo:margin-bottom="0in" fo:line-height="100%"/>
    </style:style>
    <style:style style:name="T65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653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</style:style>
    <style:style style:name="T655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656" style:family="table-row">
      <style:table-row-properties/>
    </style:style>
    <style:style style:name="TableCell657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58" style:parent-style-name="Normal" style:family="paragraph">
      <style:paragraph-properties style:writing-mode="lr-tb" fo:margin-bottom="0in" fo:line-height="100%"/>
    </style:style>
    <style:style style:name="T65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660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61" style:parent-style-name="Normal" style:family="paragraph">
      <style:paragraph-properties fo:margin-bottom="0in" fo:line-height="100%"/>
    </style:style>
    <style:style style:name="T662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663" style:family="table-row">
      <style:table-row-properties/>
    </style:style>
    <style:style style:name="TableCell664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65" style:parent-style-name="Normal" style:family="paragraph">
      <style:paragraph-properties style:writing-mode="lr-tb" fo:margin-bottom="0in" fo:line-height="100%"/>
    </style:style>
    <style:style style:name="T66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667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68" style:parent-style-name="Normal" style:family="paragraph">
      <style:paragraph-properties fo:margin-bottom="0in" fo:line-height="100%"/>
    </style:style>
    <style:style style:name="T669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670" style:family="table-row">
      <style:table-row-properties/>
    </style:style>
    <style:style style:name="TableCell671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72" style:parent-style-name="Normal" style:family="paragraph">
      <style:paragraph-properties style:writing-mode="lr-tb" fo:margin-bottom="0in" fo:line-height="100%"/>
    </style:style>
    <style:style style:name="T67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674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75" style:parent-style-name="Normal" style:family="paragraph">
      <style:paragraph-properties fo:margin-bottom="0in" fo:line-height="100%"/>
    </style:style>
    <style:style style:name="T676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677" style:family="table-row">
      <style:table-row-properties/>
    </style:style>
    <style:style style:name="TableCell678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79" style:parent-style-name="Normal" style:family="paragraph">
      <style:paragraph-properties style:writing-mode="lr-tb" fo:margin-bottom="0in" fo:line-height="100%"/>
    </style:style>
    <style:style style:name="T68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681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82" style:parent-style-name="Normal" style:family="paragraph">
      <style:paragraph-properties fo:margin-bottom="0in" fo:line-height="100%"/>
    </style:style>
    <style:style style:name="T683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684" style:family="table-row">
      <style:table-row-properties/>
    </style:style>
    <style:style style:name="TableCell685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86" style:parent-style-name="Normal" style:family="paragraph">
      <style:paragraph-properties style:writing-mode="lr-tb" fo:margin-bottom="0in" fo:line-height="100%"/>
    </style:style>
    <style:style style:name="T6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688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89" style:parent-style-name="Normal" style:family="paragraph">
      <style:paragraph-properties fo:margin-bottom="0in" fo:line-height="100%"/>
    </style:style>
    <style:style style:name="T690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691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ableRow692" style:family="table-row">
      <style:table-row-properties/>
    </style:style>
    <style:style style:name="TableCell693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94" style:parent-style-name="Normal" style:family="paragraph">
      <style:paragraph-properties style:writing-mode="lr-tb" fo:margin-bottom="0in" fo:line-height="100%"/>
    </style:style>
    <style:style style:name="T69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696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697" style:parent-style-name="Normal" style:family="paragraph">
      <style:paragraph-properties fo:margin-bottom="0in" fo:line-height="100%"/>
    </style:style>
    <style:style style:name="T698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699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700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701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702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703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ableRow704" style:family="table-row">
      <style:table-row-properties/>
    </style:style>
    <style:style style:name="TableCell705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706" style:parent-style-name="Normal" style:family="paragraph">
      <style:paragraph-properties style:writing-mode="lr-tb" fo:margin-bottom="0in" fo:line-height="100%"/>
    </style:style>
    <style:style style:name="T70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708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</style:style>
    <style:style style:name="T710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711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712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713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ableRow714" style:family="table-row">
      <style:table-row-properties/>
    </style:style>
    <style:style style:name="TableCell715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716" style:parent-style-name="Normal" style:family="paragraph">
      <style:paragraph-properties style:writing-mode="lr-tb" fo:margin-bottom="0in" fo:line-height="100%"/>
    </style:style>
    <style:style style:name="T71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718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719" style:parent-style-name="Normal" style:family="paragraph">
      <style:paragraph-properties fo:margin-bottom="0in" fo:line-height="100%"/>
    </style:style>
    <style:style style:name="T720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721" style:family="table-row">
      <style:table-row-properties/>
    </style:style>
    <style:style style:name="TableCell722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723" style:parent-style-name="Normal" style:family="paragraph">
      <style:paragraph-properties style:writing-mode="lr-tb" fo:margin-bottom="0in" fo:line-height="100%"/>
    </style:style>
    <style:style style:name="T72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725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</style:style>
    <style:style style:name="T727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728" style:family="table-row">
      <style:table-row-properties/>
    </style:style>
    <style:style style:name="TableCell729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730" style:parent-style-name="Normal" style:family="paragraph">
      <style:paragraph-properties style:writing-mode="lr-tb" fo:margin-bottom="0in" fo:line-height="100%"/>
    </style:style>
    <style:style style:name="T7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732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733" style:parent-style-name="Normal" style:family="paragraph">
      <style:paragraph-properties fo:margin-bottom="0in" fo:line-height="100%"/>
    </style:style>
    <style:style style:name="T734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735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ableRow736" style:family="table-row">
      <style:table-row-properties/>
    </style:style>
    <style:style style:name="TableCell737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738" style:parent-style-name="Normal" style:family="paragraph">
      <style:paragraph-properties style:writing-mode="lr-tb" fo:margin-bottom="0in" fo:line-height="100%"/>
    </style:style>
    <style:style style:name="T73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740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741" style:parent-style-name="Normal" style:family="paragraph">
      <style:paragraph-properties fo:margin-bottom="0in" fo:line-height="100%"/>
    </style:style>
    <style:style style:name="T742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743" style:family="table-row">
      <style:table-row-properties/>
    </style:style>
    <style:style style:name="TableCell744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745" style:parent-style-name="Normal" style:family="paragraph">
      <style:paragraph-properties style:writing-mode="lr-tb" fo:margin-bottom="0in" fo:line-height="100%"/>
    </style:style>
    <style:style style:name="T74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747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748" style:parent-style-name="Normal" style:family="paragraph">
      <style:paragraph-properties fo:margin-bottom="0in" fo:line-height="100%"/>
    </style:style>
    <style:style style:name="T749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750" style:parent-style-name="DefaultParagraphFont" style:family="text">
      <style:text-properties style:font-name="Calibri" style:font-name-complex="Calibri" fo:font-size="14pt" style:font-size-asian="14pt" style:font-size-complex="14pt"/>
    </style:style>
    <style:style style:name="TableRow751" style:family="table-row">
      <style:table-row-properties/>
    </style:style>
    <style:style style:name="TableCell752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753" style:parent-style-name="Normal" style:family="paragraph">
      <style:paragraph-properties style:writing-mode="lr-tb" fo:margin-bottom="0in" fo:line-height="100%"/>
    </style:style>
    <style:style style:name="T75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755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756" style:parent-style-name="Normal" style:family="paragraph">
      <style:paragraph-properties fo:margin-bottom="0in" fo:line-height="100%"/>
    </style:style>
    <style:style style:name="T757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TableRow758" style:family="table-row">
      <style:table-row-properties/>
    </style:style>
    <style:style style:name="TableCell759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760" style:parent-style-name="Normal" style:family="paragraph">
      <style:paragraph-properties style:writing-mode="lr-tb" fo:margin-bottom="0in" fo:line-height="100%"/>
    </style:style>
    <style:style style:name="T76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ell762" style:family="table-cell">
      <style:table-cell-properties fo:border="0.0069in solid #BDD6EE" style:writing-mode="lr-tb" style:vertical-align="middle" fo:padding-top="0in" fo:padding-left="0.075in" fo:padding-bottom="0in" fo:padding-right="0.075in"/>
    </style:style>
    <style:style style:name="P763" style:parent-style-name="Normal" style:family="paragraph">
      <style:paragraph-properties fo:margin-bottom="0in" fo:line-height="100%"/>
    </style:style>
    <style:style style:name="T764" style:parent-style-name="DefaultParagraphFont" style:family="text">
      <style:text-properties style:font-name="Calibri" style:font-name-complex="Times New Roman" fo:font-size="14pt" style:font-size-asian="14pt" style:font-size-complex="14pt"/>
    </style:style>
    <style:style style:name="P765" style:parent-style-name="Normal" style:family="paragraph">
      <style:paragraph-properties style:writing-mode="lr-tb"/>
    </style:style>
  </office:automatic-styles>
  <office:body>
    <office:text text:use-soft-page-breaks="true">
      <text:p text:style-name="P1">Your<text:s/>name<text:s/>*:<text:s/>Ahmed Farag<text:s/>Salem<text:s/><text:tab/><text:tab/>Your email (optional)<text:s/><text:s/>:<text:s/><text:s/>ahmedfarg@outlook.com</text:p>
      <text:p text:style-name="P8">Language name<text:s/>(e.g.<text:s/><text:span text:style-name="T9">English (United states</text:span><text:span text:style-name="T10">)</text:span>)<text:s/>*<text:s/><text:s/>:<text:s/>Arabic (Egypt)</text:p>
      <text:p text:style-name="P11">Language Code abbreviation (e.g.<text:s/><text:span text:style-name="T12">en-US</text:span><text:s/>)<text:s/><text:s/>*<text:s/>:<text:s/><text:s/>ar-EG</text:p>
      <text:p text:style-name="P13">Text<text:s/>Direction (<text:span text:style-name="T14">Right-to-Left<text:s/></text:span>,<text:s/><text:span text:style-name="T15">Left-to-Right</text:span>)<text:s/>*<text:s/>:<text:s/><text:span text:style-name="T16">Right-to-Left</text:span></text:p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Original Word</text:p>
          </table:table-cell>
          <table:table-cell table:style-name="TableCell23">
            <text:p text:style-name="P24">Translation</text:p>
          </table:table-cell>
        </table:table-row>
        <table:table-row table:style-name="TableRow25">
          <table:table-cell table:style-name="TableCell26">
            <text:p text:style-name="P27"><text:span text:style-name="T28">* You will see your changes the next time you start the app.</text:span></text:p>
          </table:table-cell>
          <table:table-cell table:style-name="TableCell29">
            <text:p text:style-name="P30"><text:span text:style-name="T31">*<text:s/></text:span><text:span text:style-name="T32">سوف يتم تطبيق التغييرات عند إعادة تشغيل التطبيق</text:span><text:span text:style-name="T33">.</text:span></text:p>
          </table:table-cell>
        </table:table-row>
        <table:table-row table:style-name="TableRow34">
          <table:table-cell table:style-name="TableCell35">
            <text:p text:style-name="P36"><text:span text:style-name="T37">About</text:span></text:p>
          </table:table-cell>
          <table:table-cell table:style-name="TableCell38">
            <text:p text:style-name="P39"><text:span text:style-name="T40">حول</text:span></text:p>
          </table:table-cell>
        </table:table-row>
        <table:table-row table:style-name="TableRow41">
          <table:table-cell table:style-name="TableCell42">
            <text:p text:style-name="P43"><text:span text:style-name="T44">Access denied.</text:span></text:p>
          </table:table-cell>
          <table:table-cell table:style-name="TableCell45">
            <text:p text:style-name="P46"><text:span text:style-name="T47">تم رفض الوصول</text:span><text:span text:style-name="T48">.</text:span></text:p>
          </table:table-cell>
        </table:table-row>
        <table:table-row table:style-name="TableRow49">
          <table:table-cell table:style-name="TableCell50">
            <text:p text:style-name="P51"><text:span text:style-name="T52">Action center</text:span></text:p>
          </table:table-cell>
          <table:table-cell table:style-name="TableCell53">
            <text:p text:style-name="P54"><text:span text:style-name="T55">مركز الإشعارات</text:span></text:p>
          </table:table-cell>
        </table:table-row>
        <table:table-row table:style-name="TableRow56">
          <table:table-cell table:style-name="TableCell57">
            <text:p text:style-name="P58"><text:span text:style-name="T59">Action center isn't running, reactivate it from app Settings.</text:span></text:p>
          </table:table-cell>
          <table:table-cell table:style-name="TableCell60">
            <text:p text:style-name="P61"><text:span text:style-name="T62">مركز الإشعارات لا يعمل، أعد تشغيله من إعدادات التطبيق</text:span><text:span text:style-name="T63">.<text:s/></text:span></text:p>
          </table:table-cell>
        </table:table-row>
        <table:table-row table:style-name="TableRow64">
          <table:table-cell table:style-name="TableCell65">
            <text:p text:style-name="P66"><text:span text:style-name="T67">An error occured while downloading the file.</text:span></text:p>
          </table:table-cell>
          <table:table-cell table:style-name="TableCell68">
            <text:p text:style-name="P69"><text:span text:style-name="T70">حدث خط</text:span><text:span text:style-name="T71">أ</text:span><text:span text:style-name="T72"><text:s/></text:span><text:span text:style-name="T73">أ</text:span><text:span text:style-name="T74">ثناء<text:s/></text:span><text:span text:style-name="T75">تنزيل</text:span><text:span text:style-name="T76"><text:s/>الملف</text:span><text:span text:style-name="T77">.</text:span></text:p>
          </table:table-cell>
        </table:table-row>
        <table:table-row table:style-name="TableRow78">
          <table:table-cell table:style-name="TableCell79">
            <text:p text:style-name="P80"><text:span text:style-name="T81">An error occurred while downloading the picture.</text:span></text:p>
          </table:table-cell>
          <table:table-cell table:style-name="TableCell82">
            <text:p text:style-name="P83"><text:span text:style-name="T84">حدث خط</text:span><text:span text:style-name="T85">أ</text:span><text:span text:style-name="T86"><text:s/></text:span><text:span text:style-name="T87">أ</text:span><text:span text:style-name="T88">ثناء<text:s/></text:span><text:span text:style-name="T89">تنزيل الصورة</text:span><text:span text:style-name="T90">.<text:s/></text:span></text:p>
          </table:table-cell>
        </table:table-row>
        <table:table-row table:style-name="TableRow91">
          <table:table-cell table:style-name="TableCell92">
            <text:p text:style-name="P93"><text:span text:style-name="T94">An error occurred while downloading the video.</text:span></text:p>
          </table:table-cell>
          <table:table-cell table:style-name="TableCell95">
            <text:p text:style-name="P96"><text:span text:style-name="T97">حدث خط</text:span><text:span text:style-name="T98">أ</text:span><text:span text:style-name="T99"><text:s/></text:span><text:span text:style-name="T100">أ</text:span><text:span text:style-name="T101">ثناء<text:s/></text:span><text:span text:style-name="T102">تنزيل الفيديو</text:span><text:span text:style-name="T103">.<text:s/></text:span></text:p>
          </table:table-cell>
        </table:table-row>
        <table:table-row table:style-name="TableRow104">
          <table:table-cell table:style-name="TableCell105">
            <text:p text:style-name="P106"><text:span text:style-name="T107">An error occurred while initializing the download operation.</text:span></text:p>
          </table:table-cell>
          <table:table-cell table:style-name="TableCell108">
            <text:p text:style-name="P109"><text:span text:style-name="T110">حدث خطأ أثناء</text:span><text:span text:style-name="T111"><text:s/>تهيئة</text:span><text:span text:style-name="T112"><text:s/>عملية<text:s/></text:span><text:span text:style-name="T113">ا</text:span><text:span text:style-name="T114">لتنزيل</text:span><text:span text:style-name="T115">.<text:s/></text:span></text:p>
          </table:table-cell>
        </table:table-row>
        <table:table-row table:style-name="TableRow116">
          <table:table-cell table:style-name="TableCell117">
            <text:p text:style-name="P118"><text:span text:style-name="T119">An unhandled exception has occurred.</text:span></text:p>
          </table:table-cell>
          <table:table-cell table:style-name="TableCell120">
            <text:p text:style-name="P121"><text:span text:style-name="T122">حدث<text:s/></text:span><text:span text:style-name="T123">اعتراض</text:span><text:span text:style-name="T124"><text:s/>غير معالج</text:span><text:span text:style-name="T125">.</text:span></text:p>
          </table:table-cell>
        </table:table-row>
        <table:table-row table:style-name="TableRow126">
          <table:table-cell table:style-name="TableCell127">
            <text:p text:style-name="P128"><text:span text:style-name="T129">Appearance</text:span></text:p>
          </table:table-cell>
          <table:table-cell table:style-name="TableCell130">
            <text:p text:style-name="P131"><text:span text:style-name="T132">المظهر</text:span></text:p>
          </table:table-cell>
        </table:table-row>
        <table:table-row table:style-name="TableRow133">
          <table:table-cell table:style-name="TableCell134">
            <text:p text:style-name="P135"><text:span text:style-name="T136">Automatically paste URLs</text:span></text:p>
          </table:table-cell>
          <table:table-cell table:style-name="TableCell137">
            <text:p text:style-name="P138"><text:span text:style-name="T139">لصق الروابط تلقائياً</text:span></text:p>
          </table:table-cell>
        </table:table-row>
        <table:table-row table:style-name="TableRow140">
          <table:table-cell table:style-name="TableCell141">
            <text:p text:style-name="P142"><text:span text:style-name="T143">Back</text:span></text:p>
          </table:table-cell>
          <table:table-cell table:style-name="TableCell144">
            <text:p text:style-name="P145"><text:span text:style-name="T146">رجوع</text:span></text:p>
          </table:table-cell>
        </table:table-row>
        <table:table-row table:style-name="TableRow147">
          <table:table-cell table:style-name="TableCell148">
            <text:p text:style-name="P149"><text:span text:style-name="T150">Background task</text:span></text:p>
          </table:table-cell>
          <table:table-cell table:style-name="TableCell151">
            <text:p text:style-name="P152"><text:span text:style-name="T153">العمل في الخلفية<text:s/></text:span></text:p>
          </table:table-cell>
        </table:table-row>
        <table:table-row table:style-name="TableRow154">
          <table:table-cell table:style-name="TableCell155">
            <text:p text:style-name="P156"><text:span text:style-name="T157">Browse...</text:span></text:p>
          </table:table-cell>
          <table:table-cell table:style-name="TableCell158">
            <text:p text:style-name="P159"><text:span text:style-name="T160">تصفح</text:span><text:span text:style-name="T161">..</text:span></text:p>
          </table:table-cell>
        </table:table-row>
        <table:table-row table:style-name="TableRow162">
          <table:table-cell table:style-name="TableCell163">
            <text:p text:style-name="P164"><text:span text:style-name="T165">Cancel</text:span></text:p>
          </table:table-cell>
          <table:table-cell table:style-name="TableCell166">
            <text:p text:style-name="P167"><text:span text:style-name="T168">إلغاء<text:s/></text:span></text:p>
          </table:table-cell>
        </table:table-row>
        <table:table-row table:style-name="TableRow169">
          <table:table-cell table:style-name="TableCell170">
            <text:p text:style-name="P171"><text:span text:style-name="T172">Clear</text:span></text:p>
          </table:table-cell>
          <table:table-cell table:style-name="TableCell173">
            <text:p text:style-name="P174"><text:span text:style-name="T175">محو</text:span></text:p>
          </table:table-cell>
        </table:table-row>
        <table:table-row table:style-name="TableRow176">
          <table:table-cell table:style-name="TableCell177">
            <text:p text:style-name="P178"><text:span text:style-name="T179">Clipboard</text:span></text:p>
          </table:table-cell>
          <table:table-cell table:style-name="TableCell180">
            <text:p text:style-name="P181"><text:span text:style-name="T182">الحافظة</text:span></text:p>
          </table:table-cell>
        </table:table-row>
        <table:table-row table:style-name="TableRow183">
          <table:table-cell table:style-name="TableCell184">
            <text:p text:style-name="P185"><text:span text:style-name="T186">Close</text:span></text:p>
          </table:table-cell>
          <table:table-cell table:style-name="TableCell187">
            <text:p text:style-name="P188"><text:span text:style-name="T189">إغلاق<text:s/></text:span></text:p>
          </table:table-cell>
        </table:table-row>
        <table:table-row table:style-name="TableRow190">
          <table:table-cell table:style-name="TableCell191">
            <text:p text:style-name="P192"><text:span text:style-name="T193">Copy</text:span></text:p>
          </table:table-cell>
          <table:table-cell table:style-name="TableCell194">
            <text:p text:style-name="P195"><text:span text:style-name="T196">نسخ</text:span></text:p>
          </table:table-cell>
        </table:table-row>
        <table:table-row table:style-name="TableRow197">
          <table:table-cell table:style-name="TableCell198">
            <text:p text:style-name="P199"><text:span text:style-name="T200">Copy Share URL</text:span></text:p>
          </table:table-cell>
          <table:table-cell table:style-name="TableCell201">
            <text:p text:style-name="P202"><text:span text:style-name="T203">نسخ الرابط<text:s/></text:span><text:span text:style-name="T204">من الحافظة<text:s/></text:span></text:p>
          </table:table-cell>
        </table:table-row>
        <table:table-row table:style-name="TableRow205">
          <table:table-cell table:style-name="TableCell206">
            <text:p text:style-name="P207"><text:span text:style-name="T208">Dark theme</text:span></text:p>
          </table:table-cell>
          <table:table-cell table:style-name="TableCell209">
            <text:p text:style-name="P210"><text:span text:style-name="T211">الوضع الليل</text:span><text:span text:style-name="T212">ي</text:span></text:p>
          </table:table-cell>
        </table:table-row>
        <table:table-row table:style-name="TableRow213">
          <table:table-cell table:style-name="TableCell214">
            <text:p text:style-name="P215"><text:span text:style-name="T216">Delete</text:span></text:p>
          </table:table-cell>
          <table:table-cell table:style-name="TableCell217">
            <text:p text:style-name="P218"><text:span text:style-name="T219">حذف</text:span></text:p>
          </table:table-cell>
        </table:table-row>
        <table:table-row table:style-name="TableRow220">
          <table:table-cell table:style-name="TableCell221">
            <text:p text:style-name="P222"><text:span text:style-name="T223">Delete these?</text:span></text:p>
          </table:table-cell>
          <table:table-cell table:style-name="TableCell224">
            <text:p text:style-name="P225"><text:span text:style-name="T226">هل تريد حذفها؟</text:span></text:p>
          </table:table-cell>
        </table:table-row>
        <table:table-row table:style-name="TableRow227">
          <table:table-cell table:style-name="TableCell228">
            <text:p text:style-name="P229"><text:span text:style-name="T230">Delete this?</text:span></text:p>
          </table:table-cell>
          <table:table-cell table:style-name="TableCell231">
            <text:p text:style-name="P232"><text:span text:style-name="T233">حذف هذا</text:span><text:span text:style-name="T234">؟</text:span></text:p>
          </table:table-cell>
        </table:table-row>
        <table:table-row table:style-name="TableRow235">
          <table:table-cell table:style-name="TableCell236">
            <text:p text:style-name="P237"><text:span text:style-name="T238">Donate with PayPal<text:s/></text:span><text:span text:style-name="T239">🙂</text:span></text:p>
          </table:table-cell>
          <table:table-cell table:style-name="TableCell240">
            <text:p text:style-name="P241"><text:span text:style-name="T242">تبرع<text:s/></text:span><text:span text:style-name="T243">بواسطة</text:span><text:span text:style-name="T244"><text:s/>باي بال<text:s/></text:span><text:span text:style-name="T245">🙂</text:span></text:p>
          </table:table-cell>
        </table:table-row>
        <table:table-row table:style-name="TableRow246">
          <table:table-cell table:style-name="TableCell247">
            <text:p text:style-name="P248"><text:span text:style-name="T249">Download</text:span></text:p>
          </table:table-cell>
          <table:table-cell table:style-name="TableCell250">
            <text:p text:style-name="P251"><text:span text:style-name="T252">تنزيل</text:span></text:p>
          </table:table-cell>
        </table:table-row>
        <table:table-row table:style-name="TableRow253">
          <table:table-cell table:style-name="TableCell254">
            <text:p text:style-name="P255"><text:span text:style-name="T256">Download completed.</text:span></text:p>
          </table:table-cell>
          <table:table-cell table:style-name="TableCell257">
            <text:p text:style-name="P258"><text:span text:style-name="T259">اكتمل التنزيل</text:span><text:span text:style-name="T260">.</text:span></text:p>
          </table:table-cell>
        </table:table-row>
        <table:table-row table:style-name="TableRow261">
          <table:table-cell table:style-name="TableCell262">
            <text:p text:style-name="P263"><text:span text:style-name="T264">Download failed</text:span></text:p>
          </table:table-cell>
          <table:table-cell table:style-name="TableCell265">
            <text:p text:style-name="P266"><text:span text:style-name="T267">فشل التنزيل</text:span></text:p>
          </table:table-cell>
        </table:table-row>
        <table:table-row table:style-name="TableRow268">
          <table:table-cell table:style-name="TableCell269">
            <text:p text:style-name="P270"><text:span text:style-name="T271">Download in progress, please wait...</text:span></text:p>
          </table:table-cell>
          <table:table-cell table:style-name="TableCell272">
            <text:p text:style-name="P273"><text:span text:style-name="T274">يتم الآن التنزيل، الرجاء<text:s/></text:span><text:span text:style-name="T275">الانتظار</text:span><text:span text:style-name="T276">..</text:span></text:p>
          </table:table-cell>
        </table:table-row>
        <table:table-row table:style-name="TableRow277">
          <table:table-cell table:style-name="TableCell278">
            <text:p text:style-name="P279"><text:span text:style-name="T280">Download paused, Metered connection.</text:span></text:p>
          </table:table-cell>
          <table:table-cell table:style-name="TableCell281">
            <text:p text:style-name="P282"><text:span text:style-name="T283">تم إيقاف<text:s/></text:span><text:span text:style-name="T284">التزيل</text:span><text:span text:style-name="T285"><text:s/>مؤقتا</text:span><text:span text:style-name="T286">ً</text:span><text:span text:style-name="T287">، الإتصال محدود</text:span><text:span text:style-name="T288">.</text:span></text:p>
          </table:table-cell>
        </table:table-row>
        <table:table-row table:style-name="TableRow289">
          <table:table-cell table:style-name="TableCell290">
            <text:p text:style-name="P291"><text:span text:style-name="T292">Download paused, No network connection.</text:span></text:p>
          </table:table-cell>
          <table:table-cell table:style-name="TableCell293">
            <text:p text:style-name="P294"><text:span text:style-name="T295">تم إيقاف<text:s/></text:span><text:span text:style-name="T296">التزيل</text:span><text:span text:style-name="T297"><text:s/>مؤقتا</text:span><text:span text:style-name="T298">ً، لا يوجد إتصال</text:span><text:span text:style-name="T299">.</text:span></text:p>
          </table:table-cell>
        </table:table-row>
        <table:table-row table:style-name="TableRow300">
          <table:table-cell table:style-name="TableCell301">
            <text:p text:style-name="P302"><text:span text:style-name="T303">Download paused.</text:span></text:p>
          </table:table-cell>
          <table:table-cell table:style-name="TableCell304">
            <text:p text:style-name="P305"><text:span text:style-name="T306">تم إيقاف التزيل مؤقتا</text:span><text:span text:style-name="T307">ً</text:span><text:span text:style-name="T308">.</text:span></text:p>
          </table:table-cell>
        </table:table-row>
        <table:table-row table:style-name="TableRow309">
          <table:table-cell table:style-name="TableCell310">
            <text:p text:style-name="P311"><text:span text:style-name="T312">Downloading {0}kB of {1}kB</text:span></text:p>
          </table:table-cell>
          <table:table-cell table:style-name="TableCell313">
            <text:p text:style-name="P314"><text:span text:style-name="T315">يتم تنزيل<text:s/></text:span><text:span text:style-name="T316">{0}<text:s/></text:span><text:span text:style-name="T317">كيلوبايت من<text:s/></text:span><text:span text:style-name="T318">{</text:span><text:span text:style-name="T319">1</text:span><text:span text:style-name="T320">}<text:s/></text:span><text:span text:style-name="T321">كيلوبايت</text:span></text:p>
          </table:table-cell>
        </table:table-row>
        <table:table-row table:style-name="TableRow322">
          <table:table-cell table:style-name="TableCell323">
            <text:p text:style-name="P324"><text:span text:style-name="T325">Failed to enable/disable Action center integration.</text:span></text:p>
          </table:table-cell>
          <table:table-cell table:style-name="TableCell326">
            <text:p text:style-name="P327"><text:span text:style-name="T328">فشل تمكين</text:span><text:span text:style-name="T329">/</text:span><text:span text:style-name="T330">تعطيل دمج مركز الإشعارات</text:span><text:span text:style-name="T331">.</text:span></text:p>
          </table:table-cell>
        </table:table-row>
        <table:table-row table:style-name="TableRow332">
          <table:table-cell table:style-name="TableCell333">
            <text:p text:style-name="P334"><text:span text:style-name="T335">Failed to load user data.</text:span></text:p>
          </table:table-cell>
          <table:table-cell table:style-name="TableCell336">
            <text:p text:style-name="P337"><text:span text:style-name="T338">فشل تحميل بيانات المستخدم</text:span><text:span text:style-name="T339">.</text:span></text:p>
          </table:table-cell>
        </table:table-row>
        <table:table-row table:style-name="TableRow340">
          <table:table-cell table:style-name="TableCell341">
            <text:p text:style-name="P342"><text:span text:style-name="T343">Failed to retrieve the Url.</text:span></text:p>
          </table:table-cell>
          <table:table-cell table:style-name="TableCell344">
            <text:p text:style-name="P345"><text:span text:style-name="T346">فشل استرداد الرابط</text:span></text:p>
          </table:table-cell>
        </table:table-row>
        <table:table-row table:style-name="TableRow347">
          <table:table-cell table:style-name="TableCell348">
            <text:p text:style-name="P349"><text:span text:style-name="T350">Forward</text:span></text:p>
          </table:table-cell>
          <table:table-cell table:style-name="TableCell351">
            <text:p text:style-name="P352"><text:span text:style-name="T353">تحويل</text:span></text:p>
          </table:table-cell>
        </table:table-row>
        <table:table-row table:style-name="TableRow354">
          <table:table-cell table:style-name="TableCell355">
            <text:p text:style-name="P356"><text:span text:style-name="T357">Get picture</text:span></text:p>
          </table:table-cell>
          <table:table-cell table:style-name="TableCell358">
            <text:p text:style-name="P359"><text:span text:style-name="T360">تنزيل الصورة</text:span></text:p>
          </table:table-cell>
        </table:table-row>
        <table:table-row table:style-name="TableRow361">
          <table:table-cell table:style-name="TableCell362">
            <text:p text:style-name="P363"><text:span text:style-name="T364">Get profile picture</text:span></text:p>
          </table:table-cell>
          <table:table-cell table:style-name="TableCell365">
            <text:p text:style-name="P366"><text:span text:style-name="T367">تنزيل الصورة الشخصية<text:s/></text:span></text:p>
          </table:table-cell>
        </table:table-row>
        <table:table-row table:style-name="TableRow368">
          <table:table-cell table:style-name="TableCell369">
            <text:p text:style-name="P370"><text:span text:style-name="T371">Get video</text:span></text:p>
          </table:table-cell>
          <table:table-cell table:style-name="TableCell372">
            <text:p text:style-name="P373"><text:span text:style-name="T374">تنزيل الفيديو<text:s/></text:span></text:p>
          </table:table-cell>
        </table:table-row>
        <table:table-row table:style-name="TableRow375">
          <table:table-cell table:style-name="TableCell376">
            <text:p text:style-name="P377"><text:span text:style-name="T378">Go</text:span></text:p>
          </table:table-cell>
          <table:table-cell table:style-name="TableCell379">
            <text:p text:style-name="P380"><text:span text:style-name="T381">اذهب</text:span></text:p>
          </table:table-cell>
        </table:table-row>
        <table:table-row table:style-name="TableRow382">
          <table:table-cell table:style-name="TableCell383">
            <text:p text:style-name="P384"><text:span text:style-name="T385">Help the developer, by making one donation</text:span></text:p>
          </table:table-cell>
          <table:table-cell table:style-name="TableCell386">
            <text:p text:style-name="P387"><text:span text:style-name="T388">ادعم المطور بتبرع</text:span></text:p>
          </table:table-cell>
        </table:table-row>
        <table:table-row table:style-name="TableRow389">
          <table:table-cell table:style-name="TableCell390">
            <text:p text:style-name="P391"><text:span text:style-name="T392">History</text:span></text:p>
          </table:table-cell>
          <table:table-cell table:style-name="TableCell393">
            <text:p text:style-name="P394"><text:span text:style-name="T395">السجل</text:span></text:p>
          </table:table-cell>
        </table:table-row>
        <table:table-row table:style-name="TableRow396">
          <table:table-cell table:style-name="TableCell397">
            <text:p text:style-name="P398"><text:span text:style-name="T399">If you like this app, please take a moment to rate it in the Windows store.</text:span></text:p>
          </table:table-cell>
          <table:table-cell table:style-name="TableCell400">
            <text:p text:style-name="P401"><text:span text:style-name="T402">لو أعجبك التطبيق، ر</text:span><text:span text:style-name="T403">جائاً<text:s/></text:span><text:span text:style-name="T404">خذ من وقتك لحظة لتقي</text:span><text:span text:style-name="T405">ي</text:span><text:span text:style-name="T406">م التطبيق على متجر<text:s/></text:span><text:span text:style-name="T407">مايكروسوفت</text:span><text:span text:style-name="T408">.<text:s/></text:span></text:p>
          </table:table-cell>
        </table:table-row>
        <table:table-row table:style-name="TableRow409">
          <table:table-cell table:style-name="TableCell410">
            <text:p text:style-name="P411"><text:span text:style-name="T412">Initializing...</text:span></text:p>
          </table:table-cell>
          <table:table-cell table:style-name="TableCell413">
            <text:p text:style-name="P414"><text:span text:style-name="T415">جار التهيئة</text:span><text:span text:style-name="T416">..</text:span></text:p>
          </table:table-cell>
        </table:table-row>
        <table:table-row table:style-name="TableRow417">
          <table:table-cell table:style-name="TableCell418">
            <text:p text:style-name="P419"><text:span text:style-name="T420">Instagram Profile or Share URL :</text:span></text:p>
          </table:table-cell>
          <table:table-cell table:style-name="TableCell421">
            <text:p text:style-name="P422"><text:span text:style-name="T423">الصق رابط<text:s/></text:span><text:span text:style-name="T424">حساب أو منشور</text:span><text:span text:style-name="T425">:</text:span></text:p>
          </table:table-cell>
        </table:table-row>
        <table:table-row table:style-name="TableRow426">
          <table:table-cell table:style-name="TableCell427">
            <text:p text:style-name="P428"><text:span text:style-name="T429">Invalid Instagram URL.</text:span></text:p>
          </table:table-cell>
          <table:table-cell table:style-name="TableCell430">
            <text:p text:style-name="P431"><text:span text:style-name="T432">رابط غير صحيح</text:span><text:span text:style-name="T433">.</text:span></text:p>
          </table:table-cell>
        </table:table-row>
        <table:table-row table:style-name="TableRow434">
          <table:table-cell table:style-name="TableCell435">
            <text:p text:style-name="P436"><text:span text:style-name="T437">Language</text:span></text:p>
          </table:table-cell>
          <table:table-cell table:style-name="TableCell438">
            <text:p text:style-name="P439"><text:span text:style-name="T440">اللغة<text:s/></text:span></text:p>
          </table:table-cell>
        </table:table-row>
        <table:table-row table:style-name="TableRow441">
          <table:table-cell table:style-name="TableCell442">
            <text:p text:style-name="P443"><text:span text:style-name="T444">Maybe later</text:span></text:p>
          </table:table-cell>
          <table:table-cell table:style-name="TableCell445">
            <text:p text:style-name="P446"><text:span text:style-name="T447">ربما لاحقا</text:span></text:p>
          </table:table-cell>
        </table:table-row>
        <table:table-row table:style-name="TableRow448">
          <table:table-cell table:style-name="TableCell449">
            <text:p text:style-name="P450"><text:span text:style-name="T451">Not now<text:s/></text:span><text:span text:style-name="T452">🙁</text:span></text:p>
          </table:table-cell>
          <table:table-cell table:style-name="TableCell453">
            <text:p text:style-name="P454"><text:span text:style-name="T455">ليس الآن</text:span><text:span text:style-name="T456"><text:s/></text:span><text:span text:style-name="T457">🙁</text:span></text:p>
          </table:table-cell>
        </table:table-row>
        <table:table-row table:style-name="TableRow458">
          <table:table-cell table:style-name="TableCell459">
            <text:p text:style-name="P460"><text:span text:style-name="T461">Nothing found!</text:span></text:p>
          </table:table-cell>
          <table:table-cell table:style-name="TableCell462">
            <text:p text:style-name="P463"><text:span text:style-name="T464">لم يتم العثور على شيء</text:span><text:span text:style-name="T465">!</text:span></text:p>
          </table:table-cell>
        </table:table-row>
        <table:table-row table:style-name="TableRow466">
          <table:table-cell table:style-name="TableCell467">
            <text:p text:style-name="P468"><text:span text:style-name="T469">Nothing here!</text:span></text:p>
          </table:table-cell>
          <table:table-cell table:style-name="TableCell470">
            <text:p text:style-name="P471"><text:span text:style-name="T472">لا يوجد شيء هنا</text:span><text:span text:style-name="T473">!<text:s/></text:span></text:p>
          </table:table-cell>
        </table:table-row>
        <table:table-row table:style-name="TableRow474">
          <table:table-cell table:style-name="TableCell475">
            <text:p text:style-name="P476"><text:span text:style-name="T477">OK</text:span></text:p>
          </table:table-cell>
          <table:table-cell table:style-name="TableCell478">
            <text:p text:style-name="P479"><text:span text:style-name="T480">موافق<text:s/></text:span></text:p>
          </table:table-cell>
        </table:table-row>
        <table:table-row table:style-name="TableRow481">
          <table:table-cell table:style-name="TableCell482">
            <text:p text:style-name="P483"><text:span text:style-name="T484">Open file location</text:span></text:p>
          </table:table-cell>
          <table:table-cell table:style-name="TableCell485">
            <text:p text:style-name="P486"><text:span text:style-name="T487">فتح موقع الملف<text:s/></text:span></text:p>
          </table:table-cell>
        </table:table-row>
        <table:table-row table:style-name="TableRow488">
          <table:table-cell table:style-name="TableCell489">
            <text:p text:style-name="P490"><text:span text:style-name="T491">Paste</text:span></text:p>
          </table:table-cell>
          <table:table-cell table:style-name="TableCell492">
            <text:p text:style-name="P493"><text:span text:style-name="T494">لصق</text:span></text:p>
          </table:table-cell>
        </table:table-row>
        <table:table-row table:style-name="TableRow495">
          <table:table-cell table:style-name="TableCell496">
            <text:p text:style-name="P497"><text:span text:style-name="T498">Paste Url</text:span></text:p>
          </table:table-cell>
          <table:table-cell table:style-name="TableCell499">
            <text:p text:style-name="P500"><text:span text:style-name="T501">لصق الرابط</text:span></text:p>
          </table:table-cell>
        </table:table-row>
        <table:table-row table:style-name="TableRow502">
          <table:table-cell table:style-name="TableCell503">
            <text:p text:style-name="P504"><text:span text:style-name="T505">Paste URL here!</text:span></text:p>
          </table:table-cell>
          <table:table-cell table:style-name="TableCell506">
            <text:p text:style-name="P507"><text:span text:style-name="T508">الصق الرابط هنا</text:span><text:span text:style-name="T509">!</text:span></text:p>
          </table:table-cell>
        </table:table-row>
        <table:table-row table:style-name="TableRow510">
          <table:table-cell table:style-name="TableCell511">
            <text:p text:style-name="P512"><text:span text:style-name="T513">Pick from postponed list</text:span></text:p>
          </table:table-cell>
          <table:table-cell table:style-name="TableCell514">
            <text:p text:style-name="P515"><text:span text:style-name="T516">اختر من القائمة المؤجلة</text:span></text:p>
          </table:table-cell>
        </table:table-row>
        <table:table-row table:style-name="TableRow517">
          <table:table-cell table:style-name="TableCell518">
            <text:p text:style-name="P519"><text:span text:style-name="T520">Picture</text:span></text:p>
          </table:table-cell>
          <table:table-cell table:style-name="TableCell521">
            <text:p text:style-name="P522"><text:span text:style-name="T523">صورة</text:span></text:p>
          </table:table-cell>
        </table:table-row>
        <table:table-row table:style-name="TableRow524">
          <table:table-cell table:style-name="TableCell525">
            <text:p text:style-name="P526"><text:span text:style-name="T527">Picture successfully saved.</text:span></text:p>
          </table:table-cell>
          <table:table-cell table:style-name="TableCell528">
            <text:p text:style-name="P529"><text:span text:style-name="T530">تم حفظ الصورة بنجاح</text:span><text:span text:style-name="T531">.</text:span></text:p>
          </table:table-cell>
        </table:table-row>
        <table:table-row table:style-name="TableRow532">
          <table:table-cell table:style-name="TableCell533">
            <text:p text:style-name="P534"><text:span text:style-name="T535">Pictures</text:span></text:p>
          </table:table-cell>
          <table:table-cell table:style-name="TableCell536">
            <text:p text:style-name="P537"><text:span text:style-name="T538">الصور<text:s/></text:span></text:p>
          </table:table-cell>
        </table:table-row>
        <table:table-row table:style-name="TableRow539">
          <table:table-cell table:style-name="TableCell540">
            <text:p text:style-name="P541"><text:span text:style-name="T542">Pictures Folder :</text:span></text:p>
          </table:table-cell>
          <table:table-cell table:style-name="TableCell543">
            <text:p text:style-name="P544"><text:span text:style-name="T545">مجلد الصور</text:span><text:span text:style-name="T546">:</text:span></text:p>
          </table:table-cell>
        </table:table-row>
        <table:table-row table:style-name="TableRow547">
          <table:table-cell table:style-name="TableCell548">
            <text:p text:style-name="P549"><text:span text:style-name="T550">Postpone</text:span></text:p>
          </table:table-cell>
          <table:table-cell table:style-name="TableCell551">
            <text:p text:style-name="P552"><text:span text:style-name="T553">تأجيل</text:span></text:p>
          </table:table-cell>
        </table:table-row>
        <table:table-row table:style-name="TableRow554">
          <table:table-cell table:style-name="TableCell555">
            <text:p text:style-name="P556"><text:span text:style-name="T557">Postponed</text:span></text:p>
          </table:table-cell>
          <table:table-cell table:style-name="TableCell558">
            <text:p text:style-name="P559"><text:span text:style-name="T560">مؤجل</text:span></text:p>
          </table:table-cell>
        </table:table-row>
        <table:table-row table:style-name="TableRow561">
          <table:table-cell table:style-name="TableCell562">
            <text:p text:style-name="P563"><text:span text:style-name="T564">Postponed!</text:span></text:p>
          </table:table-cell>
          <table:table-cell table:style-name="TableCell565">
            <text:p text:style-name="P566"><text:span text:style-name="T567">أُجِّل</text:span><text:span text:style-name="T568">!</text:span></text:p>
          </table:table-cell>
        </table:table-row>
        <table:table-row table:style-name="TableRow569">
          <table:table-cell table:style-name="TableCell570">
            <text:p text:style-name="P571"><text:span text:style-name="T572">Profile picture</text:span></text:p>
          </table:table-cell>
          <table:table-cell table:style-name="TableCell573">
            <text:p text:style-name="P574"><text:span text:style-name="T575">الصورة الشخصية<text:s/></text:span></text:p>
          </table:table-cell>
        </table:table-row>
        <table:table-row table:style-name="TableRow576">
          <table:table-cell table:style-name="TableCell577">
            <text:p text:style-name="P578"><text:span text:style-name="T579">Quick share</text:span></text:p>
          </table:table-cell>
          <table:table-cell table:style-name="TableCell580">
            <text:p text:style-name="P581"><text:span text:style-name="T582">مشاركة</text:span><text:span text:style-name="T583"><text:s/>سريعة</text:span></text:p>
          </table:table-cell>
        </table:table-row>
        <table:table-row table:style-name="TableRow584">
          <table:table-cell table:style-name="TableCell585">
            <text:p text:style-name="P586"><text:span text:style-name="T587">Rate and review</text:span></text:p>
          </table:table-cell>
          <table:table-cell table:style-name="TableCell588">
            <text:p text:style-name="P589"><text:span text:style-name="T590">التقييم والمراجعة</text:span></text:p>
          </table:table-cell>
        </table:table-row>
        <table:table-row table:style-name="TableRow591">
          <table:table-cell table:style-name="TableCell592">
            <text:p text:style-name="P593"><text:span text:style-name="T594">Rate InstaGet Universal</text:span></text:p>
          </table:table-cell>
          <table:table-cell table:style-name="TableCell595">
            <text:p text:style-name="P596"><text:span text:style-name="T597">قي</text:span><text:span text:style-name="T598">ّم تطبيق انيستاجت</text:span><text:span text:style-name="T599"><text:s/>يونيفرسال<text:s/></text:span></text:p>
          </table:table-cell>
        </table:table-row>
        <table:table-row table:style-name="TableRow600">
          <table:table-cell table:style-name="TableCell601">
            <text:p text:style-name="P602"><text:span text:style-name="T603">Refresh</text:span></text:p>
          </table:table-cell>
          <table:table-cell table:style-name="TableCell604">
            <text:p text:style-name="P605"><text:span text:style-name="T606">تحديث</text:span></text:p>
          </table:table-cell>
        </table:table-row>
        <table:table-row table:style-name="TableRow607">
          <table:table-cell table:style-name="TableCell608">
            <text:p text:style-name="P609"><text:span text:style-name="T610">Request couldn't be completed. Permission failed!</text:span></text:p>
          </table:table-cell>
          <table:table-cell table:style-name="TableCell611">
            <text:p text:style-name="P612"><text:span text:style-name="T613">تعذر إكمال الطلب</text:span><text:span text:style-name="T614">.<text:s/></text:span><text:span text:style-name="T615">فشل<text:s/></text:span><text:span text:style-name="T616">في<text:s/></text:span><text:span text:style-name="T617">الصلاحية</text:span><text:span text:style-name="T618">!</text:span></text:p>
          </table:table-cell>
        </table:table-row>
        <table:table-row table:style-name="TableRow619">
          <table:table-cell table:style-name="TableCell620">
            <text:p text:style-name="P621"><text:span text:style-name="T622">Select</text:span></text:p>
          </table:table-cell>
          <table:table-cell table:style-name="TableCell623">
            <text:p text:style-name="P624"><text:span text:style-name="T625">اختر</text:span></text:p>
          </table:table-cell>
        </table:table-row>
        <table:table-row table:style-name="TableRow626">
          <table:table-cell table:style-name="TableCell627">
            <text:p text:style-name="P628"><text:span text:style-name="T629">Select your preferred language :</text:span></text:p>
          </table:table-cell>
          <table:table-cell table:style-name="TableCell630">
            <text:p text:style-name="P631"><text:span text:style-name="T632">اختر لغتك المفضلة</text:span><text:span text:style-name="T633">:</text:span></text:p>
          </table:table-cell>
        </table:table-row>
        <table:table-row table:style-name="TableRow634">
          <table:table-cell table:style-name="TableCell635">
            <text:p text:style-name="P636"><text:span text:style-name="T637">Send Feedback</text:span></text:p>
          </table:table-cell>
          <table:table-cell table:style-name="TableCell638">
            <text:p text:style-name="P639"><text:span text:style-name="T640">ارسل<text:s/></text:span><text:span text:style-name="T641">ملاحظات<text:s/></text:span></text:p>
          </table:table-cell>
        </table:table-row>
        <table:table-row table:style-name="TableRow642">
          <table:table-cell table:style-name="TableCell643">
            <text:p text:style-name="P644"><text:span text:style-name="T645">Settings</text:span></text:p>
          </table:table-cell>
          <table:table-cell table:style-name="TableCell646">
            <text:p text:style-name="P647"><text:span text:style-name="T648">الإعدادات<text:s/></text:span></text:p>
          </table:table-cell>
        </table:table-row>
        <table:table-row table:style-name="TableRow649">
          <table:table-cell table:style-name="TableCell650">
            <text:p text:style-name="P651"><text:span text:style-name="T652">Share</text:span></text:p>
          </table:table-cell>
          <table:table-cell table:style-name="TableCell653">
            <text:p text:style-name="P654"><text:span text:style-name="T655">شارك</text:span></text:p>
          </table:table-cell>
        </table:table-row>
        <table:table-row table:style-name="TableRow656">
          <table:table-cell table:style-name="TableCell657">
            <text:p text:style-name="P658"><text:span text:style-name="T659">Storage</text:span></text:p>
          </table:table-cell>
          <table:table-cell table:style-name="TableCell660">
            <text:p text:style-name="P661"><text:span text:style-name="T662">الذاكرة</text:span></text:p>
          </table:table-cell>
        </table:table-row>
        <table:table-row table:style-name="TableRow663">
          <table:table-cell table:style-name="TableCell664">
            <text:p text:style-name="P665"><text:span text:style-name="T666">Support Developer</text:span></text:p>
          </table:table-cell>
          <table:table-cell table:style-name="TableCell667">
            <text:p text:style-name="P668"><text:span text:style-name="T669">دعم المطور</text:span></text:p>
          </table:table-cell>
        </table:table-row>
        <table:table-row table:style-name="TableRow670">
          <table:table-cell table:style-name="TableCell671">
            <text:p text:style-name="P672"><text:span text:style-name="T673">Sure, take me there</text:span></text:p>
          </table:table-cell>
          <table:table-cell table:style-name="TableCell674">
            <text:p text:style-name="P675"><text:span text:style-name="T676">بالتأكيد، خذني إلى هناك</text:span></text:p>
          </table:table-cell>
        </table:table-row>
        <table:table-row table:style-name="TableRow677">
          <table:table-cell table:style-name="TableCell678">
            <text:p text:style-name="P679"><text:span text:style-name="T680">System Language</text:span></text:p>
          </table:table-cell>
          <table:table-cell table:style-name="TableCell681">
            <text:p text:style-name="P682"><text:span text:style-name="T683">لغة النظام</text:span></text:p>
          </table:table-cell>
        </table:table-row>
        <table:table-row table:style-name="TableRow684">
          <table:table-cell table:style-name="TableCell685">
            <text:p text:style-name="P686"><text:span text:style-name="T687">Target file not found.</text:span></text:p>
          </table:table-cell>
          <table:table-cell table:style-name="TableCell688">
            <text:p text:style-name="P689"><text:span text:style-name="T690">لم يتم العثور علي الملف الهدف</text:span><text:span text:style-name="T691">.</text:span></text:p>
          </table:table-cell>
        </table:table-row>
        <table:table-row table:style-name="TableRow692">
          <table:table-cell table:style-name="TableCell693">
            <text:p text:style-name="P694"><text:span text:style-name="T695">To keep the app running in the background reactivate the Action center from the Settings.</text:span></text:p>
          </table:table-cell>
          <table:table-cell table:style-name="TableCell696">
            <text:p text:style-name="P697"><text:span text:style-name="T698">للحفاظ علي تشغيل التطبيق في الخلفية أع</text:span><text:span text:style-name="T699">د</text:span><text:span text:style-name="T700"><text:s/>تنشيط مركز ال</text:span><text:span text:style-name="T701">إشعارات</text:span><text:span text:style-name="T702"><text:s/>من الإعدادات</text:span><text:span text:style-name="T703">.</text:span></text:p>
          </table:table-cell>
        </table:table-row>
        <table:table-row table:style-name="TableRow704">
          <table:table-cell table:style-name="TableCell705">
            <text:p text:style-name="P706"><text:span text:style-name="T707">To protect your privacy, we do not use ads for revenue. So if you have enjoyed my App please consider making a donation towards the cost of keep this App alive!</text:span></text:p>
          </table:table-cell>
          <table:table-cell table:style-name="TableCell708">
            <text:p text:style-name="P709"><text:span text:style-name="T710">لحماية خصوصيتك، نحن لا نستخدم الإعلانات للربح</text:span><text:span text:style-name="T711">.<text:s/></text:span><text:span text:style-name="T712">لذلك إن أعجبك تطبيقنا نرجو منكم الدعم بالتبرع للحفاظ على تطوير التطبيق</text:span><text:span text:style-name="T713">!</text:span></text:p>
          </table:table-cell>
        </table:table-row>
        <table:table-row table:style-name="TableRow714">
          <table:table-cell table:style-name="TableCell715">
            <text:p text:style-name="P716"><text:span text:style-name="T717">Version</text:span></text:p>
          </table:table-cell>
          <table:table-cell table:style-name="TableCell718">
            <text:p text:style-name="P719"><text:span text:style-name="T720">الإصدار</text:span></text:p>
          </table:table-cell>
        </table:table-row>
        <table:table-row table:style-name="TableRow721">
          <table:table-cell table:style-name="TableCell722">
            <text:p text:style-name="P723"><text:span text:style-name="T724">Video</text:span></text:p>
          </table:table-cell>
          <table:table-cell table:style-name="TableCell725">
            <text:p text:style-name="P726"><text:span text:style-name="T727">فيديو<text:s/></text:span></text:p>
          </table:table-cell>
        </table:table-row>
        <table:table-row table:style-name="TableRow728">
          <table:table-cell table:style-name="TableCell729">
            <text:p text:style-name="P730"><text:span text:style-name="T731">Video successfully saved.</text:span></text:p>
          </table:table-cell>
          <table:table-cell table:style-name="TableCell732">
            <text:p text:style-name="P733"><text:span text:style-name="T734">تم حفظ الفيديو بنجاح</text:span><text:span text:style-name="T735">.</text:span></text:p>
          </table:table-cell>
        </table:table-row>
        <table:table-row table:style-name="TableRow736">
          <table:table-cell table:style-name="TableCell737">
            <text:p text:style-name="P738"><text:span text:style-name="T739">Videos</text:span></text:p>
          </table:table-cell>
          <table:table-cell table:style-name="TableCell740">
            <text:p text:style-name="P741"><text:span text:style-name="T742">الفيديوهات<text:s/></text:span></text:p>
          </table:table-cell>
        </table:table-row>
        <table:table-row table:style-name="TableRow743">
          <table:table-cell table:style-name="TableCell744">
            <text:p text:style-name="P745"><text:span text:style-name="T746">Videos Folder :</text:span></text:p>
          </table:table-cell>
          <table:table-cell table:style-name="TableCell747">
            <text:p text:style-name="P748"><text:span text:style-name="T749">مجلد الفيديوهات</text:span><text:span text:style-name="T750">:</text:span></text:p>
          </table:table-cell>
        </table:table-row>
        <table:table-row table:style-name="TableRow751">
          <table:table-cell table:style-name="TableCell752">
            <text:p text:style-name="P753"><text:span text:style-name="T754">View</text:span></text:p>
          </table:table-cell>
          <table:table-cell table:style-name="TableCell755">
            <text:p text:style-name="P756"><text:span text:style-name="T757">عرض</text:span></text:p>
          </table:table-cell>
        </table:table-row>
        <table:table-row table:style-name="TableRow758">
          <table:table-cell table:style-name="TableCell759">
            <text:p text:style-name="P760"><text:span text:style-name="T761">Web Browser</text:span></text:p>
          </table:table-cell>
          <table:table-cell table:style-name="TableCell762">
            <text:p text:style-name="P763"><text:span text:style-name="T764">متصفح الويب<text:s/></text:span></text:p>
          </table:table-cell>
        </table:table-row>
      </table:table>
      <text:p text:style-name="P765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paragraph-properties style:writing-mode="rl-tb"/>
      <style:text-properties style:font-name-complex="Arial" style:language-asian="en" style:country-asian="US" style:language-complex="fa" style:country-complex="IR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complex="Times New Roman" style:language-complex="ar" style:country-complex="SA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complex="Times New Roman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 fo:border-top="none" fo:border-left="none" fo:border-bottom="0.0069in solid #D9D9D9" fo:border-right="none" fo:padding-top="0in" fo:padding-left="0in" fo:padding-bottom="0.0138in" fo:padding-right="0in" style:shadow="none">
        <style:tab-stops>
          <style:tab-stop style:type="left" style:position="5.2993in"/>
          <style:tab-stop style:type="right" style:position="6.268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color="#7F7F7F" fo:letter-spacing="0.0416in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2"><text:span text:style-name="T3"><text:page-number text:fixed="false">3</text:page-number></text:span><text:span text:style-name="T4"><text:s/>|<text:s/></text:span><text:span text:style-name="T5">Page</text:span><text:span text:style-name="T6"><text:tab/></text:span><text:span text:style-name="T7"><text:tab/>InstaGet Universal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ehdi Kheirandish</meta:initial-creator>
    <dc:creator>Ahmed Farag</dc:creator>
    <meta:creation-date>2017-11-28T19:54:00Z</meta:creation-date>
    <dc:date>2017-11-28T19:54:00Z</dc:date>
    <meta:template xlink:href="Normal.dotm" xlink:type="simple"/>
    <meta:editing-cycles>127</meta:editing-cycles>
    <meta:editing-duration>PT7080S</meta:editing-duration>
    <meta:document-statistic meta:page-count="1" meta:paragraph-count="8" meta:word-count="610" meta:character-count="4079" meta:row-count="28" meta:non-whitespace-character-count="3477"/>
  </office:meta>
</office:document-meta>
</file>